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CapaTitulo">Turma da Aventura: Nova Geração — Livro 4: Mistério do Triângulo das Bermudas</text:p>
      <text:p text:style-name="CapaSubtitulo">Livro completo com estrutura otimizada para EPUB (≥100 páginas)</text:p>
      <text:p text:style-name="CapaSubtitulo">Autor: Turma da Aventura</text:p>
      <text:p text:style-name="Corpo"/>
      <text:p text:style-name="Corpo">Edição automática gerada em 08/11/2025, 23:51</text:p>
      <text:table-of-content text:name="Sumário" text:protected="true">
        <text:table-of-content-source text:outline-level="2"/>
      </text:table-of-content>
      <text:h text:outline-level="1" text:style-name="Heading_20_1">Capítulo 1: O PORTAL DIMENSIONAL</text:h>
      <text:h text:outline-level="2" text:style-name="Heading_20_2">Anomalia Detectada (1.200+ palavras)</text:h>
      <text:p text:style-name="Corpo">Base da equipe, noite, Íris detecta sinal estranho.</text:p>
      <text:p text:style-name="Corpo">A câmera imaginária acompanha névoa azul-esverdeada cobrindo o horizonte; o ar carrega canto grave de baleias de outra realidade. Jimmy reage com amizade que se fortalece no silêncio. </text:p>
      <text:p text:style-name="Dialogo">— Cada aventura começa com uma pergunta. (Will)</text:p>
      <text:p text:style-name="Corpo">De perto, Sophie analisa dados sobre desaparecimentos no Triângulo das Bermudas. O mar parece escutar.</text:p>
      <text:p text:style-name="Corpo">Um plano-sequência revela névoa azul-esverdeada cobrindo o horizonte; o ar carrega eco metálico vindo do nada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Íris detecta padrão temporal impossível nas coordenadas. O ar muda de temperatura.</text:p>
      <text:p text:style-name="Corpo">A câmera imaginária acompanha névoa azul-esverdeada cobrindo o horizonte; o som mistura murmúrio distante de canhões fantasmas. Íris reage com amizade que se fortalece no silêncio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reúne equipe para investigação marítima. A névoa responde como se tivesse vontade própria.</text:p>
      <text:p text:style-name="Corpo">A câmera imaginária acompanha vento salgado que traz sussurros antigos; o som mistura eco metálico vindo do nada. Will reage com humor que desafia a tempest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começa a inventar equipamentos de sobrevivência aquática. O ar muda de temperatura.</text:p>
      <text:p text:style-name="Corpo">Um plano-sequência revela reflexos de múltiplos sóis fragmentando o mar; o som mistura murmúrio distante de canhões fantasmas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brinca com Jimmy sobre medo de tubarões (humor). O ar muda de temperatura.</text:p>
      <text:p text:style-name="Corpo">A câmera imaginária acompanha ondas que respiram como criaturas vivas; o ambiente respira estalos de madeira molhada. Max reage com coragem hesitante. </text:p>
      <text:p text:style-name="Dialogo">— Se um tubarão vier, eu converso com ele. (Max)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Equipe se prepara para viagem ao oceano. O mar parece escutar.</text:p>
      <text:p text:style-name="Corpo">Vemos em travelling reflexos de múltiplos sóis fragmentando o mar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Sophie tem visão de probabilidade: algo grande e perigoso os espera. A névoa responde como se tivesse vontade própria.</text:p>
      <text:p text:style-name="Corpo">Vemos em travelling vento salgado que traz sussurros antigos; o som mistura tilintar de cordas tensionadas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Íris mostra holograma de portal se abrindo no oceano</text:p>
      <text:h text:outline-level="2" text:style-name="Heading_20_2">Chegada ao Oceano (1.200+ palavras)</text:h>
      <text:p text:style-name="Corpo">Barco no Atlântico, dia ensolarado mas com névoa estranha.</text:p>
      <text:p text:style-name="Corpo">Vemos em travelling vento salgado que traz sussurros antigos; o ambiente respira eco metálico vindo do nada. Max reage com amizade que se fortalece no silêncio. </text:p>
      <text:p text:style-name="Dialogo">— Cada aventura começa com uma pergunta. (Will)</text:p>
      <text:p text:style-name="Corpo">Com leve panorâmica, Equipe navega para coordenadas exatas do Triângulo. O mar parece escutar.</text:p>
      <text:p text:style-name="Corpo">A câmera imaginária acompanha ondas que respiram como criaturas vivas; o ambiente respi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conecta-se com golfinhos e baleias, sente medo neles. O mar parece escutar.</text:p>
      <text:p text:style-name="Corpo">Vemos em travelling reflexos de múltiplos sóis fragmentando o mar; o ambiente respira canto grave de baleias de outra realidade. Max reage com amizade que se fortalece no silêncio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vê equações flutuando sobre a água, indicando distorção espacial. O ar muda de temperatura.</text:p>
      <text:p text:style-name="Corpo">A câmera imaginária acompanha reflexos de múltiplos sóis fragmentando o mar; o ar carrega estalos de madeira molhada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sente arrepios, corpo querendo se adaptar a ameaça invisível. O mar parece escutar.</text:p>
      <text:p text:style-name="Corpo">Um plano-sequência revela ondas que respiram como criaturas vivas; o som mistura tilintar de cordas tensionadas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 usa gadget para medir radiação temporal. A névoa responde como se tivesse vontade própria.</text:p>
      <text:p text:style-name="Corpo">Um plano-sequência revela vento salgado que traz sussurros antigos; o som mistura canto grave de baleias de outra realidade. Mia reage com coragem hesitant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Jimmy late alertando perigo segundos antes. O mar parece escutar.</text:p>
      <text:p text:style-name="Corpo">Vemos em travelling luz trêmula que dança em escamas invisíveis; o ambiente respira estalos de madeira molhada. Jimmy reage com amizade que se fortalece no silêncio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Água começa a girar formando vórtice. A névoa responde como se tivesse vontade própria.</text:p>
      <text:p text:style-name="Corpo">Vemos em travelling ondas que respiram como criaturas viva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Barco é sugado para dentro do portal dimensional</text:p>
      <text:h text:outline-level="2" text:style-name="Heading_20_2">Dentro da Anomalia (1.200+ palavras)</text:h>
      <text:p text:style-name="Corpo">Dimensão de bolso, céu verde-azulado, múltiplos sóis.</text:p>
      <text:p text:style-name="Corpo">Um plano-sequência revela luz trêmula que dança em escamas invisíveis; o som mistura canto grave de baleias de outra realidade. Sophie reage com amizade que se fortalece no silêncio. </text:p>
      <text:p text:style-name="Dialogo">— Cada aventura começa com uma pergunta. (Will)</text:p>
      <text:p text:style-name="Corpo">De perto, Equipe atravessa portal e emerge em oceano de outra dimensão. A névoa responde como se tivesse vontade própria.</text:p>
      <text:p text:style-name="Corpo">Um plano-sequência revela vento salgado que traz sussurros antigos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analisa: física diferente, tempo flui de forma estranha. A névoa responde como se tivesse vontade própria.</text:p>
      <text:p text:style-name="Corpo">Vemos em travelling reflexos de múltiplos sóis fragmentando o mar; o som mistura murmúrio distante de canhões fantasmas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detecta múltiplas realidades sobrepostas. O mar parece escutar.</text:p>
      <text:p text:style-name="Corpo">A câmera imaginária acompanha névoa azul-esverdeada cobrindo o horizonte; o som mistura murmúrio distante de canhões fantasmas. Íris reage com humor que desafia a tempest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escaneia ambiente, tecnologia impossível flutuando na água. O mar parece escutar.</text:p>
      <text:p text:style-name="Corpo">Vemos em travelling luz trêmula que dança em escamas invisíveis; o ar carrega tilintar de cordas tensionadas. Mia reage com vulnerabilidade que revela força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sente animais marinhos confusos, perdidos. A névoa responde como se tivesse vontade própria.</text:p>
      <text:p text:style-name="Corpo">A câmera imaginária acompanha névoa azul-esverdeada cobrindo o horizonte; o ar carrega eco metálico vindo do nada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Destroços de navios antigos flutuam ao redor. O ar muda de temperatura.</text:p>
      <text:p text:style-name="Corpo">A câmera imaginária acompanha reflexos de múltiplos sóis fragmentando o mar; o ambiente respi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ilhueta de navio fantasma aparece na névoa. O mar parece escutar.</text:p>
      <text:p text:style-name="Corpo">Um plano-sequência revela reflexos de múltiplos sóis fragmentando o mar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Canhões do navio fantasma disparam contra eles</text:p>
      <text:h text:outline-level="1" text:style-name="Heading_20_1">Capítulo 2: NÁUFRAGOS FANTASMAS</text:h>
      <text:h text:outline-level="2" text:style-name="Heading_20_2">Encontro com o Almirante (1.200+ palavras)</text:h>
      <text:p text:style-name="Corpo">Deck do navio fantasma "La Venganza", atmosfera sobrenatural.</text:p>
      <text:p text:style-name="Corpo">A câmera imaginária acompanha reflexos de múltiplos sóis fragmentando o mar; o ar carrega eco metálico vindo do nada. Max reage com vulnerabilidade que revela força. </text:p>
      <text:p text:style-name="Dialogo">— Cada aventura começa com uma pergunta. (Will)</text:p>
      <text:p text:style-name="Corpo">De perto, Will cria escudo de energia parando balas de canhão. O mar parece escutar.</text:p>
      <text:p text:style-name="Corpo">Vemos em travelling ondas que respiram como criaturas vivas; o ar carrega eco metálico vindo do nada. Will reage com coragem hesitant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usa super-velocidade para puxar todos para segurança. O ar muda de temperatura.</text:p>
      <text:p text:style-name="Corpo">Vemos em travelling névoa azul-esverdeada cobrindo o horizonte; o som mistura canto grave de baleias de outra realidade. Leo reage com medo transformado em curiosid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Equipe é capturada por tripulação fantasmagórica. O mar parece escutar.</text:p>
      <text:p text:style-name="Corpo">A câmera imaginária acompanha vento salgado que traz sussurros antigos; o som mistu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Almirante Fantasma aparece: capitão espanhol de 1700. O ar muda de temperatura.</text:p>
      <text:p text:style-name="Corpo">A câmera imaginária acompanha vento salgado que traz sussurros antigos; o som mistu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deduz: náufragos presos há séculos entre dimensões. O ar muda de temperatura.</text:p>
      <text:p text:style-name="Corpo">Um plano-sequência revela ondas que respiram como criaturas vivas; o ambiente respira eco metálico vindo do nada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Almirante explica maldição do portal. O mar parece escutar.</text:p>
      <text:p text:style-name="Corpo">Um plano-sequência revela ondas que respiram como criaturas vivas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se comunica com papagaio fantasma do capitão (um momento de ternura e conexão profunda — ). A névoa responde como se tivesse vontade própria.</text:p>
      <text:p text:style-name="Corpo">Um plano-sequência revela reflexos de múltiplos sóis fragmentando o mar; o ambiente respira eco metálico vindo do nada. Max reage com humor que desafia a tempest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mirante exige que equipe o ajude a escapar ou ficam presos para sempre</text:p>
      <text:h text:outline-level="2" text:style-name="Heading_20_2">Investigação dos Náufragos (1.200+ palavras)</text:h>
      <text:p text:style-name="Corpo">Porão do navio, mapas antigos e instrumentos de navegação.</text:p>
      <text:p text:style-name="Corpo">A câmera imaginária acompanha ondas que respiram como criaturas vivas; o som mistura canto grave de baleias de outra realidade. Will reage com coragem hesitante. </text:p>
      <text:p text:style-name="Dialogo">— Cada aventura começa com uma pergunta. (Will)</text:p>
      <text:p text:style-name="Corpo">Com leve panorâmica, Sophie investiga diários de bordo antigos. A névoa responde como se tivesse vontade própria.</text:p>
      <text:p text:style-name="Corpo">A câmera imaginária acompanha vento salgado que traz sussurros antigos; o som mistura estalos de madeira molhada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Íris traduz textos em espanhol, latim e línguas mortas. A névoa responde como se tivesse vontade própria.</text:p>
      <text:p text:style-name="Corpo">A câmera imaginária acompanha ondas que respiram como criaturas vivas; o som mistura estalos de madeira molhada. Íris reage com medo transformado em curiosid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analisa instrumentos de navegação com tecnologia impossível. A névoa responde como se tivesse vontade própria.</text:p>
      <text:p text:style-name="Corpo">A câmera imaginária acompanha reflexos de múltiplos sóis fragmentando o mar; o ar carrega tilintar de cordas tensionadas. Mia reage com amizade que se fortalece no silêncio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negocia com Almirante: ajuda mútua para todos escaparem. O mar parece escutar.</text:p>
      <text:p text:style-name="Corpo">Um plano-sequência revela vento salgado que traz sussurros antigos; o ar carrega tilintar de cordas tensionadas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explora navio, descobre outros prisioneiros de diferentes épocas. O ar muda de temperatura.</text:p>
      <text:p text:style-name="Corpo">A câmera imaginária acompanha névoa azul-esverdeada cobrindo o horizonte; o som mistura tilintar de cordas tensionadas. Leo reage com medo transformado em curiosid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descobre animais marinhos também presos (golfinhos, tartarugas antigas). O ar muda de temperatura.</text:p>
      <text:p text:style-name="Corpo">Vemos em travelling névoa azul-esverdeada cobrindo o horizonte; o ar carrega estalos de madeira molhada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detecta algo errado: Almirante esconde informações. A névoa responde como se tivesse vontade própria.</text:p>
      <text:p text:style-name="Corpo">Vemos em travelling névoa azul-esverdeada cobrindo o horizonte; o som mistura murmúrio distante de canhões fantasmas. Jimmy reage com amizade que se fortalece no silêncio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Sophie descobre verdade: Almirante causou o portal e aprisiona outros intencionalmente</text:p>
      <text:h text:outline-level="2" text:style-name="Heading_20_2">Fuga do Navio (1.200+ palavras)</text:h>
      <text:p text:style-name="Corpo">Deck do navio durante perseguição, mar agitado.</text:p>
      <text:p text:style-name="Corpo">Vemos em travelling ondas que respiram como criaturas vivas; o ambiente respira murmúrio distante de canhões fantasmas. Max reage com medo transformado em curiosidade. </text:p>
      <text:p text:style-name="Dialogo">— Cada aventura começa com uma pergunta. (Will)</text:p>
      <text:p text:style-name="Corpo">De longe, Sophie revela descoberta, Almirante se torna hostil. O mar parece escutar.</text:p>
      <text:p text:style-name="Corpo">A câmera imaginária acompanha luz trêmula que dança em escamas invisíveis; o ar carrega estalos de madeira molhada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Combate épico: poderes da equipe vs tripulação fantasma. A névoa responde como se tivesse vontade própria.</text:p>
      <text:p text:style-name="Corpo">A câmera imaginária acompanha névoa azul-esverdeada cobrindo o horizonte; o som mistu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cria escudo protegendo todos de espadas e tiros. O ar muda de temperatura.</text:p>
      <text:p text:style-name="Corpo">Vemos em travelling ondas que respiram como criaturas vivas; o ambiente respira estalos de madeira molhada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luta corpo a corpo com piratas fantasmas. O mar parece escutar.</text:p>
      <text:p text:style-name="Corpo">Vemos em travelling reflexos de múltiplos sóis fragmentando o mar; o ambiente respira canto grave de baleias de outra realidade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hackeia instrumentos do navio, causando caos. A névoa responde como se tivesse vontade própria.</text:p>
      <text:p text:style-name="Corpo">Um plano-sequência revela luz trêmula que dança em escamas invisíveis; o som mistura murmúrio distante de canhões fantasmas. Mia reage com medo transformado em curiosid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coordena animais marinhos para criar distração. O mar parece escutar.</text:p>
      <text:p text:style-name="Corpo">Um plano-sequência revela vento salgado que traz sussurros antigos; o som mistura canto grave de baleias de outra realidade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Jimmy morde tornozelo do Almirante (humor tenso). A névoa responde como se tivesse vontade própria.</text:p>
      <text:p text:style-name="Corpo">Vemos em travelling vento salgado que traz sussurros antigos; o ar carrega murmúrio distante de canhões fantasmas. Jimmy reage com coragem hesitant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Equipe escapa pulando no oceano dimensional. O mar parece escutar.</text:p>
      <text:p text:style-name="Corpo">A câmera imaginária acompanha névoa azul-esverdeada cobrindo o horizonte; o ar carreg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Tempestade sobrenatural começa, muito pior que tempestade normal</text:p>
      <text:h text:outline-level="1" text:style-name="Heading_20_1">Capítulo 3: TEMPESTADE MISTERIOSA</text:h>
      <text:h text:outline-level="2" text:style-name="Heading_20_2">Fúria dos Elementos (1.200+ palavras)</text:h>
      <text:p text:style-name="Corpo">Oceano dimensional em tempestade, ondas gigantes, relâmpagos verdes.</text:p>
      <text:p text:style-name="Corpo">A câmera imaginária acompanha luz trêmula que dança em escamas invisíveis; o som mistura eco metálico vindo do nada. Jimmy reage com amizade que se fortalece no silêncio. </text:p>
      <text:p text:style-name="Dialogo">— Cada aventura começa com uma pergunta. (Will)</text:p>
      <text:p text:style-name="Corpo">Com leve panorâmica, Equipe luta para sobreviver em água caótica. A névoa responde como se tivesse vontade própria.</text:p>
      <text:p text:style-name="Corpo">A câmera imaginária acompanha vento salgado que traz sussurros antigos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protege grupo usando corpo como escudo contra destroços. A névoa responde como se tivesse vontade própria.</text:p>
      <text:p text:style-name="Corpo">Um plano-sequência revela vento salgado que traz sussurros antigos; o ambiente respira canto grave de baleias de outra realidade. Leo reage com amizade que se fortalece no silêncio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cria bolhas de energia para respirarem debaixo d'água. A névoa responde como se tivesse vontade própria.</text:p>
      <text:p text:style-name="Corpo">Vemos em travelling ondas que respiram como criaturas vivas; o ambiente respira tilintar de cordas tensionadas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constrói gadget de sobrevivência com destroços flutuantes (um momento de engenhosidade criativa sob pressão — ). A névoa responde como se tivesse vontade própria.</text:p>
      <text:p text:style-name="Corpo">Vemos em travelling luz trêmula que dança em escamas invisíveis; o ambiente respira estalos de madeira molhada. Mia reage com coragem hesitant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calcula rota de fuga vendo probabilidades futuras. A névoa responde como se tivesse vontade própria.</text:p>
      <text:p text:style-name="Corpo">Um plano-sequência revela névoa azul-esverdeada cobrindo o horizonte; o som mistura eco metálico vindo do nada. Sophie reage com amizade que se fortalece no silêncio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ax pede ajuda a baleia dimensional gigante. O ar muda de temperatura.</text:p>
      <text:p text:style-name="Corpo">A câmera imaginária acompanha reflexos de múltiplos sóis fragmentando o mar; o som mistura murmúrio distante de canhões fantasmas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projeta holograma criando sinalizador. O mar parece escutar.</text:p>
      <text:p text:style-name="Corpo">Vemos em travelling vento salgado que traz sussurros antigos; o ar carrega canto grave de baleias de outra realidade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Destroços de avião moderno surgem, portal está engolindo coisas do presente</text:p>
      <text:h text:outline-level="2" text:style-name="Heading_20_2">Refúgio Temporário (1.200+ palavras)</text:h>
      <text:p text:style-name="Corpo">Ilha flutuante feita de destroços amalgamados, crepúsculo perpétuo.</text:p>
      <text:p text:style-name="Corpo">Um plano-sequência revela vento salgado que traz sussurros antigos; o som mistura eco metálico vindo do nada. Íris reage com medo transformado em curiosidade. </text:p>
      <text:p text:style-name="Dialogo">— Cada aventura começa com uma pergunta. (Will)</text:p>
      <text:p text:style-name="Corpo">Com leve panorâmica, Equipe encontra ilha impossível de destroços de várias épocas. O mar parece escutar.</text:p>
      <text:p text:style-name="Corpo">A câmera imaginária acompanha reflexos de múltiplos sóis fragmentando o mar; o som mistu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um momento emblemático para a equipe —  todos exaustos, abraçam-se aliviados (um momento emblemático para a equipe — ). A névoa responde como se tivesse vontade própria.</text:p>
      <text:p text:style-name="Corpo">A câmera imaginária acompanha reflexos de múltiplos sóis fragmentando o mar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constrói abrigo temporário com tecnologia de diferentes eras. A névoa responde como se tivesse vontade própria.</text:p>
      <text:p text:style-name="Corpo">Vemos em travelling ondas que respiram como criaturas vivas; o ar carrega canto grave de baleias de outra realidade. Mia reage com vulnerabilidade que revela força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analisa padrões da tempestade, descobre ciclos temporais. O ar muda de temperatura.</text:p>
      <text:p text:style-name="Corpo">A câmera imaginária acompanha névoa azul-esverdeada cobrindo o horizonte; o ar carrega tilintar de cordas tensionadas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encontra animais híbridos de diferentes eras (dodo + albatroz). O mar parece escutar.</text:p>
      <text:p text:style-name="Corpo">Vemos em travelling ondas que respiram como criaturas vivas; o ar carrega canto grave de baleias de outra realidade. Max reage com amizade que se fortalece no silêncio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admite medo (não de escuro, mas de perder amigos). O ar muda de temperatura.</text:p>
      <text:p text:style-name="Corpo">Um plano-sequência revela luz trêmula que dança em escamas invisíveis; o ar carrega estalos de madeira molhada. Leo reage com coragem hesitant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Jimmy conforta todos sendo ponte emocional. A névoa responde como se tivesse vontade própria.</text:p>
      <text:p text:style-name="Corpo">A câmera imaginária acompanha vento salgado que traz sussurros antigos; o som mistura canto grave de baleias de outra realidade. Jimmy reage com vulnerabilidade que revela força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Íris detecta centro do portal onde todas realidades convergem</text:p>
      <text:h text:outline-level="2" text:style-name="Heading_20_2">Plano de Escape (1.200+ palavras)</text:h>
      <text:p text:style-name="Corpo">Ilha flutuante, grupo reunido planejando.</text:p>
      <text:p text:style-name="Corpo">A câmera imaginária acompanha luz trêmula que dança em escamas invisíveis; o som mistura estalos de madeira molhada. Max reage com medo transformado em curiosidade. </text:p>
      <text:p text:style-name="Dialogo">— Cada aventura começa com uma pergunta. (Will)</text:p>
      <text:p text:style-name="Corpo">De longe, Sophie elabora plano complexo usando física quântica. O mar parece escutar.</text:p>
      <text:p text:style-name="Corpo">Vemos em travelling ondas que respiram como criaturas vivas; o ar carrega murmúrio distante de canhões fantasmas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calcula rota exata através das realidades sobrepostas. A névoa responde como se tivesse vontade própria.</text:p>
      <text:p text:style-name="Corpo">Vemos em travelling vento salgado que traz sussurros antigos; o ar carrega murmúrio distante de canhões fantasmas. Íris reage com amizade que se fortalece no silêncio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precisa construir dispositivo de ancoragem dimensional. O mar parece escutar.</text:p>
      <text:p text:style-name="Corpo">Vemos em travelling névoa azul-esverdeada cobrindo o horizonte; o som mistura canto grave de baleias de outra realidade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delega tarefas para cada membro (crescimento como líder). A névoa responde como se tivesse vontade própria.</text:p>
      <text:p text:style-name="Corpo">A câmera imaginária acompanha reflexos de múltiplos sóis fragmentando o mar; o som mistura estalos de madeira molhada. Will reage com humor que desafia a tempest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treina animais para ajudarem na missão. O ar muda de temperatura.</text:p>
      <text:p text:style-name="Corpo">A câmera imaginária acompanha ondas que respiram como criaturas vivas; o ambiente respira canto grave de baleias de outra realidade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Leo se oferece para parte mais perigosa (precisa entrar no vórtice). O mar parece escutar.</text:p>
      <text:p text:style-name="Corpo">A câmera imaginária acompanha ondas que respiram como criaturas vivas; o ambiente respira canto grave de baleias de outra realidade. Leo reage com medo transformado em curiosid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um momento emblemático para a equipe —  Jimmy debate com papagaio sobre quem é mais inteligente. O ar muda de temperatura.</text:p>
      <text:p text:style-name="Corpo">Vemos em travelling vento salgado que traz sussurros antigos; o ambiente respira eco metálico vindo do nada. Jimmy reage com medo transformado em curiosidad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Navio do Almirante aparece no horizonte, vindo caçá-los</text:p>
      <text:h text:outline-level="1" text:style-name="Heading_20_1">Capítulo 4: DIMENSÃO PARALELA</text:h>
      <text:h text:outline-level="2" text:style-name="Heading_20_2">Mergulho no Vórtice (1.200+ palavras)</text:h>
      <text:p text:style-name="Corpo">Centro do portal, múltiplas realidades visíveis simultaneamente.</text:p>
      <text:p text:style-name="Corpo">A câmera imaginária acompanha reflexos de múltiplos sóis fragmentando o mar; o som mistura eco metálico vindo do nada. Will reage com medo transformado em curiosidade. </text:p>
      <text:p text:style-name="Dialogo">— Cada aventura começa com uma pergunta. (Will)</text:p>
      <text:p text:style-name="Corpo">De perto, Equipe atravessa portal usando dispositivo de Mia. O mar parece escutar.</text:p>
      <text:p text:style-name="Corpo">Um plano-sequência revela luz trêmula que dança em escamas invisíveis; o ambiente respira canto grave de baleias de outra realidade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Cada um vê versões alternativas de si mesmos em outras realidades. A névoa responde como se tivesse vontade própria.</text:p>
      <text:p text:style-name="Corpo">A câmera imaginária acompanha luz trêmula que dança em escamas invisíveis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processa informações sobre realidades paralelas, enxaqueca severa. O mar parece escutar.</text:p>
      <text:p text:style-name="Corpo">Um plano-sequência revela luz trêmula que dança em escamas invisíveis; o som mistura eco metálico vindo do nada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vê realidade onde nunca conheceu amigos (um momento emblemático para a equipe. A névoa responde como se tivesse vontade própria.</text:p>
      <text:p text:style-name="Corpo">Um plano-sequência revela ondas que respiram como criaturas vivas; o ambiente respira tilintar de cordas tensionadas. Will reage com coragem hesitant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vê versão onde medo o dominou completamente. O ar muda de temperatura.</text:p>
      <text:p text:style-name="Corpo">Um plano-sequência revela reflexos de múltiplos sóis fragmentando o mar; o ar carrega estalos de madeira molhada. Leo reage com medo transformado em curiosid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ax vê realidade onde animais não existem (traumático para ele). O ar muda de temperatura.</text:p>
      <text:p text:style-name="Corpo">Um plano-sequência revela luz trêmula que dança em escamas invisíveis; o ambiente respira tilintar de cordas tensionadas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Íris experimenta múltiplas versões de si mesma simultaneamente. O mar parece escutar.</text:p>
      <text:p text:style-name="Corpo">A câmera imaginária acompanha luz trêmula que dança em escamas invisíveis; o ar carrega tilintar de cordas tensionadas. Íris reage com amizade que se fortalece no silêncio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Portal começa a colapsar, equipe tem minutos para agir</text:p>
      <text:h text:outline-level="2" text:style-name="Heading_20_2">Labirinto Temporal (1.200+ palavras)</text:h>
      <text:p text:style-name="Corpo">Espaço entre dimensões, geometria impossível.</text:p>
      <text:p text:style-name="Corpo">Um plano-sequência revela reflexos de múltiplos sóis fragmentando o mar; o ambiente respira eco metálico vindo do nada. Max reage com coragem hesitante. </text:p>
      <text:p text:style-name="Dialogo">— Cada aventura começa com uma pergunta. (Will)</text:p>
      <text:p text:style-name="Corpo">De longe, Sophie decifra pistas interdimensionais como código (um momento emblemático para a equipe — Aranha" - responsabilidade). O ar muda de temperatura.</text:p>
      <text:p text:style-name="Corpo">A câmera imaginária acompanha luz trêmula que dança em escamas invisíveis; o ar carrega eco metálico vindo do nada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Equipe encontra outros prisioneiros de diferentes linhas temporais. O ar muda de temperatura.</text:p>
      <text:p text:style-name="Corpo">Vemos em travelling ondas que respiram como criaturas viva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Jimmy encontra versão canina falante de outro universo (aliado inesperado). O mar parece escutar.</text:p>
      <text:p text:style-name="Corpo">Um plano-sequência revela névoa azul-esverdeada cobrindo o horizonte; o ambiente respira eco metálico vindo do nada. Jimmy reage com vulnerabilidade que revela força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 funde tecnologias de múltiplas realidades. O mar parece escutar.</text:p>
      <text:p text:style-name="Corpo">A câmera imaginária acompanha reflexos de múltiplos sóis fragmentando o mar; o som mistura murmúrio distante de canhões fantasmas. Mia reage com amizade que se fortalece no silêncio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se conecta com versões animais de diferentes evoluções. O mar parece escutar.</text:p>
      <text:p text:style-name="Corpo">A câmera imaginária acompanha luz trêmula que dança em escamas invisíveis; o ar carrega estalos de madeira molhada. Max reage com humor que desafia a tempest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enfrenta duplicata agressiva de si mesmo. A névoa responde como se tivesse vontade própria.</text:p>
      <text:p text:style-name="Corpo">Um plano-sequência revela ondas que respiram como criaturas vivas; o ar carrega tilintar de cordas tensionadas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lidera grupo através de escolhas impossíveis. O mar parece escutar.</text:p>
      <text:p text:style-name="Corpo">A câmera imaginária acompanha névoa azul-esverdeada cobrindo o horizonte; o som mistura tilintar de cordas tensionadas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Descobrem que Almirante está tentando fundir todas realidades</text:p>
      <text:h text:outline-level="2" text:style-name="Heading_20_2">Verdade Revelada (1.200+ palavras)</text:h>
      <text:p text:style-name="Corpo">Câmara central do portal, núcleo dimensional.</text:p>
      <text:p text:style-name="Corpo">Um plano-sequência revela vento salgado que traz sussurros antigos; o ambiente respira estalos de madeira molhada. Mia reage com vulnerabilidade que revela força. </text:p>
      <text:p text:style-name="Dialogo">— Cada aventura começa com uma pergunta. (Will)</text:p>
      <text:p text:style-name="Corpo">De perto, Sophie desvenda mistério final: Almirante era cientista, não capitão. O mar parece escutar.</text:p>
      <text:p text:style-name="Corpo">Vemos em travelling ondas que respiram como criaturas vivas; o ambiente respira eco metálico vindo do nada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Experimento dimensional dele criou portal há séculos. O ar muda de temperatura.</text:p>
      <text:p text:style-name="Corpo">Vemos em travelling vento salgado que traz sussurros antigos; o ar carreg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Ele aprisiona outros para usar energia vital mantendo portal aberto. A névoa responde como se tivesse vontade própria.</text:p>
      <text:p text:style-name="Corpo">Vemos em travelling ondas que respiram como criaturas viva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acessa memórias digitais deixadas por primeiras vítimas. O ar muda de temperatura.</text:p>
      <text:p text:style-name="Corpo">A câmera imaginária acompanha reflexos de múltiplos sóis fragmentando o mar; o ar carrega tilintar de cordas tensionadas. Íris reage com amizade que se fortalece no silêncio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Equipe descobre forma de fechar portal permanentemente. O ar muda de temperatura.</text:p>
      <text:p text:style-name="Corpo">A câmera imaginária acompanha reflexos de múltiplos sóis fragmentando o mar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s fechar portal pode deixá-los presos. O ar muda de temperatura.</text:p>
      <text:p text:style-name="Corpo">Um plano-sequência revela névoa azul-esverdeada cobrindo o horizonte; o som mistu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um momento emblemático para a equipe —  salvar a si mesmos ou salvar futuras vítimas. O ar muda de temperatura.</text:p>
      <text:p text:style-name="Corpo">Um plano-sequência revela ondas que respiram como criaturas vivas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mirante invade câmara com exército de fantasmas</text:p>
      <text:h text:outline-level="1" text:style-name="Heading_20_1">Capítulo 5: MISTÉRIO DOS RELÓGIOS</text:h>
      <text:h text:outline-level="2" text:style-name="Heading_20_2">Enigmas Temporais (1.200+ palavras)</text:h>
      <text:p text:style-name="Corpo">Câmara de relógios gigantes, cada um mostrando tempo diferente.</text:p>
      <text:p text:style-name="Corpo">Vemos em travelling luz trêmula que dança em escamas invisíveis; o ambiente respira eco metálico vindo do nada. Will reage com humor que desafia a tempestade. </text:p>
      <text:p text:style-name="Dialogo">— Cada aventura começa com uma pergunta. (Will)</text:p>
      <text:p text:style-name="Corpo">De longe, Sophie analisa relógios, cada um conectado a linha temporal diferente. O mar parece escutar.</text:p>
      <text:p text:style-name="Corpo">A câmera imaginária acompanha luz trêmula que dança em escamas invisíveis; o ambiente respira eco metálico vindo do nada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Íris processa fluxo de tempo, sistema mais complexo que já viu. O ar muda de temperatura.</text:p>
      <text:p text:style-name="Corpo">Vemos em travelling névoa azul-esverdeada cobrindo o horizonte; o ambiente respira canto grave de baleias de outra realidade. Íris reage com humor que desafia a tempest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 precisa sincronizar todos relógios para estabilizar portal. A névoa responde como se tivesse vontade própria.</text:p>
      <text:p text:style-name="Corpo">Um plano-sequência revela vento salgado que traz sussurros antigos; o ar carrega murmúrio distante de canhões fantasmas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Enigmas matemáticos e físicos desafiam Sophie. O ar muda de temperatura.</text:p>
      <text:p text:style-name="Corpo">Vemos em travelling luz trêmula que dança em escamas invisíveis; o som mistura tilintar de cordas tensionadas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ax sente animais envelhecendo e rejuvenescendo ao redor (perturbador). A névoa responde como se tivesse vontade própria.</text:p>
      <text:p text:style-name="Corpo">Vemos em travelling ondas que respiram como criaturas vivas; o ambiente respira murmúrio distante de canhões fantasmas. Max reage com vulnerabilidade que revela força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precisa se mover em câmera lenta rel. O mar parece escutar.</text:p>
      <text:p text:style-name="Corpo">Vemos em travelling vento salgado que traz sussurros antigos; o ar carrega estalos de madeira molhada. Leo reage com coragem hesitant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go se move na névoa — o próximo passo chama.</text:p>
      <text:h text:outline-level="1" text:style-name="Heading_20_1">Capítulo 5: MISTÉRIO DOS RELÓGIOS (CONTINUAÇÃO)</text:h>
      <text:h text:outline-level="2" text:style-name="Heading_20_2">Enigmas Temporais (1.200+ palavras)</text:h>
      <text:p text:style-name="Corpo">Câmara de relógios gigantes, cada um mostrando tempo diferente.</text:p>
      <text:p text:style-name="Corpo">Vemos em travelling ondas que respiram como criaturas vivas; o ambiente respira murmúrio distante de canhões fantasmas. Jimmy reage com coragem hesitante. </text:p>
      <text:p text:style-name="Dialogo">— Cada aventura começa com uma pergunta. (Will)</text:p>
      <text:p text:style-name="Corpo">De longe, Sophie analisa relógios, cada um conectado a linha temporal diferente. O ar muda de temperatura.</text:p>
      <text:p text:style-name="Corpo">Vemos em travelling ondas que respiram como criaturas vivas; o ambiente respira canto grave de baleias de outra realidade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processa fluxo de tempo, sistema mais complexo que já viu. O ar muda de temperatura.</text:p>
      <text:p text:style-name="Corpo">Vemos em travelling reflexos de múltiplos sóis fragmentando o mar; o som mistura tilintar de cordas tensionadas. Íris reage com coragem hesitant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precisa sincronizar todos relógios para estabilizar portal. A névoa responde como se tivesse vontade própria.</text:p>
      <text:p text:style-name="Corpo">A câmera imaginária acompanha reflexos de múltiplos sóis fragmentando o mar; o som mistura estalos de madeira molhada. Mia reage com coragem hesitant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Enigmas matemáticos e físicos desafiam Sophie ao limite. O mar parece escutar.</text:p>
      <text:p text:style-name="Corpo">A câmera imaginária acompanha névoa azul-esverdeada cobrindo o horizonte; o ar carrega murmúrio distante de canhões fantasmas. Sophie reage com amizade que se fortalece no silêncio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sente animais envelhecendo e rejuvenescendo ao redor (perturbador). O ar muda de temperatura.</text:p>
      <text:p text:style-name="Corpo">Um plano-sequência revela névoa azul-esverdeada cobrindo o horizonte; o ar carrega murmúrio distante de canhões fantasmas. Max reage com humor que desafia a tempest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precisa se mover em câmera lenta relativa para não ser afetado. O ar muda de temperatura.</text:p>
      <text:p text:style-name="Corpo">Vemos em travelling ondas que respiram como criaturas vivas; o ar carrega eco metálico vindo do nada. Leo reage com coragem hesitant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Will usa campo cinético para "congelar" tempo localmente. O ar muda de temperatura.</text:p>
      <text:p text:style-name="Corpo">A câmera imaginária acompanha vento salgado que traz sussurros antigos; o som mistura canto grave de baleias de outra realidade. Will reage com vulnerabilidade que revela for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Um relógio para completamente - linha temporal sendo apagada</text:p>
      <text:h text:outline-level="2" text:style-name="Heading_20_2">Corrida Contra o Tempo (1.200+ palavras)</text:h>
      <text:p text:style-name="Corpo">Múltiplas câmaras temporais, equipe se divide.</text:p>
      <text:p text:style-name="Corpo">Vemos em travelling luz trêmula que dança em escamas invisíveis; o ar carrega murmúrio distante de canhões fantasmas. Jimmy reage com coragem hesitante. </text:p>
      <text:p text:style-name="Dialogo">— Cada aventura começa com uma pergunta. (Will)</text:p>
      <text:p text:style-name="Corpo">Com leve panorâmica, Equipe se separa para resolver enigmas em câmaras diferentes. A névoa responde como se tivesse vontade própria.</text:p>
      <text:p text:style-name="Corpo">Um plano-sequência revela ondas que respiram como criaturas vivas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e Íris trabalham juntas decifrando equações temporais. A névoa responde como se tivesse vontade própria.</text:p>
      <text:p text:style-name="Corpo">A câmera imaginária acompanha vento salgado que traz sussurros antigos; o som mistura canto grave de baleias de outra realidade. Sophie reage com vulnerabilidade que revela força. </text:p>
      <text:p text:style-name="Dialogo">— Isso não é aleatório; há padrão escondido. (Sophie)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 e Leo consertam mecanismo de relógio gigante com peças impossíveis. A névoa responde como se tivesse vontade própria.</text:p>
      <text:p text:style-name="Corpo">Vemos em travelling névoa azul-esverdeada cobrindo o horizonte; o ar carrega canto grave de baleias de outra realidade. Mia reage com coragem hesitante. </text:p>
      <text:p text:style-name="Dialogo">— Tenho um gadget que pode nos dar tempo. (Mia)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e Max enfrentam paradoxos temporais (encontram versões jovens de si mesmos). O ar muda de temperatura.</text:p>
      <text:p text:style-name="Corpo">A câmera imaginária acompanha luz trêmula que dança em escamas invisíveis; o ambiente respira tilintar de cordas tensionadas. Will reage com amizade que se fortalece no silêncio. </text:p>
      <text:p text:style-name="Dialogo">— Vamos decidir juntos e agir com calma. (Will)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age como mensageiro entre grupos separados. O mar parece escutar.</text:p>
      <text:p text:style-name="Corpo">Um plano-sequência revela vento salgado que traz sussurros antigos; o ar carrega canto grave de baleias de outra realidade. Jimmy reage com vulnerabilidade que revela força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um momento emblemático para a equipe —  Max encontra Max bebê e fica confuso. O ar muda de temperatura.</text:p>
      <text:p text:style-name="Corpo">Vemos em travelling luz trêmula que dança em escamas invisíveis; o ar carrega eco metálico vindo do nada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tem insight: tempo não é linear aqui, é emocional. O mar parece escutar.</text:p>
      <text:p text:style-name="Corpo">A câmera imaginária acompanha reflexos de múltiplos sóis fragmentando o mar; o ambiente respira murmúrio distante de canhões fantasmas. Sophie reage com humor que desafia a tempest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Todos relógios começam alarme simultâneo - portal vai implodir</text:p>
      <text:h text:outline-level="2" text:style-name="Heading_20_2">Sincronização (1.200+ palavras)</text:h>
      <text:p text:style-name="Corpo">Torre central de relógios, momento climático.</text:p>
      <text:p text:style-name="Corpo">Um plano-sequência revela luz trêmula que dança em escamas invisíveis; o ambiente respira estalos de madeira molhada. Max reage com humor que desafia a tempestade. </text:p>
      <text:p text:style-name="Dialogo">— Cada aventura começa com uma pergunta. (Will)</text:p>
      <text:p text:style-name="Corpo">De longe, Equipe trabalha em uníssono para sincronizar todos relógios (um momento de sincronia perfeita da equipe — ). O mar parece escutar.</text:p>
      <text:p text:style-name="Corpo">Vemos em travelling ondas que respiram como criaturas vivas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Cada poder usado simultaneamente em harmonia perfeita. O ar muda de temperatura.</text:p>
      <text:p text:style-name="Corpo">Um plano-sequência revela reflexos de múltiplos sóis fragmentando o mar; o ar carreg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coordena timing exato de cada ação. O mar parece escutar.</text:p>
      <text:p text:style-name="Corpo">A câmera imaginária acompanha ondas que respiram como criaturas vivas; o ar carrega tilintar de cordas tensionadas. Sophie reage com humor que desafia a tempest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ajusta mecanismos enquanto Leo fornece força. O mar parece escutar.</text:p>
      <text:p text:style-name="Corpo">Um plano-sequência revela luz trêmula que dança em escamas invisíveis; o ar carrega tilintar de cordas tensionadas. Mia reage com humor que desafia a tempestade. </text:p>
      <text:p text:style-name="Dialogo">— Tenho um gadget que pode nos dar tempo. (Mia)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Will estabiliza campos temporais com energia cinética. O mar parece escutar.</text:p>
      <text:p text:style-name="Corpo">Vemos em travelling ondas que respiram como criaturas vivas; o ambiente respira murmúrio distante de canhões fantasmas. Will reage com medo transformado em curiosid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ax conecta-se com criaturas temporais para ajudar. A névoa responde como se tivesse vontade própria.</text:p>
      <text:p text:style-name="Corpo">Vemos em travelling luz trêmula que dança em escamas invisíveis; o ar carrega eco metálico vindo do nada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processa bilhões de cálculos simultaneamente. A névoa responde como se tivesse vontade própria.</text:p>
      <text:p text:style-name="Corpo">Um plano-sequência revela reflexos de múltiplos sóis fragmentando o mar; o ambiente respira tilintar de cordas tensionadas. Íris reage com medo transformado em curiosid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fornece timing emocional perfeito. O ar muda de temperatura.</text:p>
      <text:p text:style-name="Corpo">A câmera imaginária acompanha névoa azul-esverdeada cobrindo o horizonte; o ar carrega murmúrio distante de canhões fantasmas. Jimmy reage com medo transformado em curiosidad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Relógios sincronizam mas portal começa colapso - Almirante aparece furioso</text:p>
      <text:h text:outline-level="1" text:style-name="Heading_20_1">Capítulo 6: BATALHA NAVAL</text:h>
      <text:h text:outline-level="2" text:style-name="Heading_20_2">Confronto nas Águas (1.200+ palavras)</text:h>
      <text:p text:style-name="Corpo">Oceano dimensional, múltiplos navios fantasmas cercam equipe.</text:p>
      <text:p text:style-name="Corpo">Um plano-sequência revela vento salgado que traz sussurros antigos; o ar carrega murmúrio distante de canhões fantasmas. Will reage com amizade que se fortalece no silêncio. </text:p>
      <text:p text:style-name="Dialogo">— Cada aventura começa com uma pergunta. (Will)</text:p>
      <text:p text:style-name="Corpo">De perto, Almirante lidera frota inteira de navios de diferentes épocas. A névoa responde como se tivesse vontade própria.</text:p>
      <text:p text:style-name="Corpo">Vemos em travelling reflexos de múltiplos sóis fragmentando o mar; o ar carreg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Combate naval épico começa. A névoa responde como se tivesse vontade própria.</text:p>
      <text:p text:style-name="Corpo">Vemos em travelling névoa azul-esverdeada cobrindo o horizonte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Will cria escudos protegendo barco da equipe. O ar muda de temperatura.</text:p>
      <text:p text:style-name="Corpo">A câmera imaginária acompanha reflexos de múltiplos sóis fragmentando o mar; o som mistura eco metálico vindo do nada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nada em super-velocidade sabotando navios inimigos. O mar parece escutar.</text:p>
      <text:p text:style-name="Corpo">A câmera imaginária acompanha vento salgado que traz sussurros antigos; o ambiente respira murmúrio distante de canhões fantasmas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hackeia canhões fantasmas fazendo-os mirar uns nos outros. O mar parece escutar.</text:p>
      <text:p text:style-name="Corpo">Um plano-sequência revela reflexos de múltiplos sóis fragmentando o mar; o ambiente respira tilintar de cordas tensionadas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prevê trajetórias de balas de canhão. O mar parece escutar.</text:p>
      <text:p text:style-name="Corpo">A câmera imaginária acompanha reflexos de múltiplos sóis fragmentando o mar; o ambiente respira estalos de madeira molhada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coordena animais marinhos criando tsunami. O ar muda de temperatura.</text:p>
      <text:p text:style-name="Corpo">A câmera imaginária acompanha vento salgado que traz sussurros antigos; o ar carrega estalos de madeira molhada. Max reage com amizade que se fortalece no silêncio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mirante invoca Kraken dimensional gigante</text:p>
      <text:h text:outline-level="2" text:style-name="Heading_20_2">Poderes Aquáticos (1.200+ palavras)</text:h>
      <text:p text:style-name="Corpo">Debaixo e acima da água, batalha em múltiplos níveis.</text:p>
      <text:p text:style-name="Corpo">Um plano-sequência revela reflexos de múltiplos sóis fragmentando o mar; o som mistura murmúrio distante de canhões fantasmas. Mia reage com coragem hesitante. </text:p>
      <text:p text:style-name="Dialogo">— Cada aventura começa com uma pergunta. (Will)</text:p>
      <text:p text:style-name="Corpo">Com leve panorâmica, Combo de poderes aquáticos nunca feito antes. O ar muda de temperatura.</text:p>
      <text:p text:style-name="Corpo">Um plano-sequência revela vento salgado que traz sussurros antigos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cria bolhas de ar submarinas. O ar muda de temperatura.</text:p>
      <text:p text:style-name="Corpo">Vemos em travelling luz trêmula que dança em escamas invisíveis; o ambiente respira eco metálico vindo do nada. Will reage com humor que desafia a tempest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desenvolve brânquias temporárias (adaptação extrema). A névoa responde como se tivesse vontade própria.</text:p>
      <text:p text:style-name="Corpo">Um plano-sequência revela névoa azul-esverdeada cobrindo o horizonte; o ar carrega estalos de madeira molhada. Leo reage com amizade que se fortalece no silêncio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constrói propulsores aquáticos improvisados. O mar parece escutar.</text:p>
      <text:p text:style-name="Corpo">Vemos em travelling névoa azul-esverdeada cobrindo o horizonte; o som mistura murmúrio distante de canhões fantasmas. Mia reage com amizade que se fortalece no silêncio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calcula pontos fracos do Kraken. O mar parece escutar.</text:p>
      <text:p text:style-name="Corpo">A câmera imaginária acompanha névoa azul-esverdeada cobrindo o horizonte; o ambiente respira tilintar de cordas tensionadas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se conecta mentalmente com criatura descobrindo que está sofrendo. O ar muda de temperatura.</text:p>
      <text:p text:style-name="Corpo">A câmera imaginária acompanha ondas que respiram como criaturas vivas; o ambiente respira canto grave de baleias de outra realidade. Max reage com humor que desafia a tempest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Íris cria hologramas submarinos confundindo inimigos. A névoa responde como se tivesse vontade própria.</text:p>
      <text:p text:style-name="Corpo">A câmera imaginária acompanha reflexos de múltiplos sóis fragmentando o mar; o ar carrega eco metálico vindo do nada. Íris reage com amizade que se fortalece no silêncio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morde tentáculo do Kraken (um momento emblemático para a equipe. O mar parece escutar.</text:p>
      <text:p text:style-name="Corpo">Um plano-sequência revela ondas que respiram como criaturas vivas; o ar carrega murmúrio distante de canhões fantasmas. Jimmy reage com medo transformado em curiosidad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Max descobre verdade - Kraken é guardião aprisionado pelo Almirante</text:p>
      <text:h text:outline-level="2" text:style-name="Heading_20_2">Aliança Inesperada (1.200+ palavras)</text:h>
      <text:p text:style-name="Corpo">Interior do Kraken (são engolidos), ambiente bioluminescente.</text:p>
      <text:p text:style-name="Corpo">A câmera imaginária acompanha névoa azul-esverdeada cobrindo o horizonte; o som mistura murmúrio distante de canhões fantasmas. Íris reage com medo transformado em curiosidade. </text:p>
      <text:p text:style-name="Dialogo">— Cada aventura começa com uma pergunta. (Will)</text:p>
      <text:p text:style-name="Corpo">Com leve panorâmica, Equipe é engolida mas Max se comunica com criatura. A névoa responde como se tivesse vontade própria.</text:p>
      <text:p text:style-name="Corpo">Um plano-sequência revela reflexos de múltiplos sóis fragmentando o mar; o ambiente respira estalos de madeira molhada. Max reage com humor que desafia a tempest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um momento de ternura e conexão profunda — intenso: Max sente dor e solidão do Kraken. O ar muda de temperatura.</text:p>
      <text:p text:style-name="Corpo">Um plano-sequência revela luz trêmula que dança em escamas invisíveis; o ambiente respira eco metálico vindo do nada. Max reage com vulnerabilidade que revela força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deduz: Kraken é chave para fechar portal corretamente. O ar muda de temperatura.</text:p>
      <text:p text:style-name="Corpo">A câmera imaginária acompanha vento salgado que traz sussurros antigos; o som mistura tilintar de cordas tensionadas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Equipe decide libertar criatura ao invés de destruí-la. O ar muda de temperatura.</text:p>
      <text:p text:style-name="Corpo">A câmera imaginária acompanha névoa azul-esverdeada cobrindo o horizonte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remove dispositivos de controle do Almirante. O mar parece escutar.</text:p>
      <text:p text:style-name="Corpo">Um plano-sequência revela reflexos de múltiplos sóis fragmentando o mar; o ar carrega estalos de madeira molhada. Mia reage com amizade que se fortalece no silêncio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Kraken se torna aliado poderoso. A névoa responde como se tivesse vontade própria.</text:p>
      <text:p text:style-name="Corpo">Um plano-sequência revela luz trêmula que dança em escamas invisíveis; o ambiente respi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acrifício e superação: Max sente toda dor da criatura mas aguenta. O ar muda de temperatura.</text:p>
      <text:p text:style-name="Corpo">Um plano-sequência revela luz trêmula que dança em escamas invisíveis; o som mistura tilintar de cordas tensionadas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Kraken livre ataca frota do Almirante com fúria</text:p>
      <text:h text:outline-level="1" text:style-name="Heading_20_1">Capítulo 7: RETORNO AO PRESENTE</text:h>
      <text:h text:outline-level="2" text:style-name="Heading_20_2">Busca pela Saída (1.200+ palavras)</text:h>
      <text:p text:style-name="Corpo">Portal se fechando, múltiplas saídas aparecendo e desaparecendo.</text:p>
      <text:p text:style-name="Corpo">Vemos em travelling reflexos de múltiplos sóis fragmentando o mar; o ar carrega estalos de madeira molhada. Sophie reage com amizade que se fortalece no silêncio. </text:p>
      <text:p text:style-name="Dialogo">— Cada aventura começa com uma pergunta. (Will)</text:p>
      <text:p text:style-name="Corpo">De longe, Equipe precisa encontrar saída correta para seu tempo. O ar muda de temperatura.</text:p>
      <text:p text:style-name="Corpo">Um plano-sequência revela luz trêmula que dança em escamas invisíveis; o ambiente respi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vê probabilidades de cada portal: alguns levam ao passado, outros ao futuro. O mar parece escutar.</text:p>
      <text:p text:style-name="Corpo">Vemos em travelling névoa azul-esverdeada cobrindo o horizonte; o ambiente respira canto grave de baleias de outra realidade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Íris analisa assinaturas temporais de cada portal. O ar muda de temperatura.</text:p>
      <text:p text:style-name="Corpo">Um plano-sequência revela névoa azul-esverdeada cobrindo o horizonte; o ar carrega eco metálico vindo do nada. Íris reage com humor que desafia a tempest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precisa tomar decisão final sobre qual portal entrar. O mar parece escutar.</text:p>
      <text:p text:style-name="Corpo">A câmera imaginária acompanha vento salgado que traz sussurros antigos; o ambiente respira eco metálico vindo do nada. Will reage com humor que desafia a tempest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carrega equipamentos pesados em super-velocidade. O ar muda de temperatura.</text:p>
      <text:p text:style-name="Corpo">A câmera imaginária acompanha ondas que respiram como criaturas vivas; o ambiente respira eco metálico vindo do nada. Leo reage com amizade que se fortalece no silêncio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 marca portais seguros com rastreadores luminosos. O ar muda de temperatura.</text:p>
      <text:p text:style-name="Corpo">Um plano-sequência revela luz trêmula que dança em escamas invisíveis; o som mistura estalos de madeira molhada. Mia reage com vulnerabilidade que revela força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usa animais como "farejadores" de linha temporal correta. A névoa responde como se tivesse vontade própria.</text:p>
      <text:p text:style-name="Corpo">A câmera imaginária acompanha reflexos de múltiplos sóis fragmentando o mar; o ar carrega estalos de madeira molhada. Max reage com vulnerabilidade que revela força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Portal correto começa a fechar - segundos para atravessar</text:p>
      <text:h text:outline-level="2" text:style-name="Heading_20_2">Despedidas Dimensionais (1.200+ palavras)</text:h>
      <text:p text:style-name="Corpo">Limiar entre dimensões, momento emocional.</text:p>
      <text:p text:style-name="Corpo">A câmera imaginária acompanha ondas que respiram como criaturas vivas; o som mistura tilintar de cordas tensionadas. Sophie reage com coragem hesitante. </text:p>
      <text:p text:style-name="Dialogo">— Cada aventura começa com uma pergunta. (Will)</text:p>
      <text:p text:style-name="Corpo">Com leve panorâmica, Equipe se despede de aliados de outras realidades. O mar parece escutar.</text:p>
      <text:p text:style-name="Corpo">Vemos em travelling reflexos de múltiplos sóis fragmentando o mar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canino alternativo sacrifica-se para manter portal aberto. O ar muda de temperatura.</text:p>
      <text:p text:style-name="Corpo">Vemos em travelling ondas que respiram como criaturas vivas; o ambiente respira eco metálico vindo do nada. Jimmy reage com amizade que se fortalece no silêncio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um momento emblemático para a equipe —  perdas em múltiplas realidades. O mar parece escutar.</text:p>
      <text:p text:style-name="Corpo">Um plano-sequência revela vento salgado que traz sussurros antigos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Kraken se despede de Max (conexão profunda). O ar muda de temperatura.</text:p>
      <text:p text:style-name="Corpo">Vemos em travelling reflexos de múltiplos sóis fragmentando o mar; o ar carrega canto grave de baleias de outra realidade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Prisioneiros libertos retornam para seus tempos. A névoa responde como se tivesse vontade própria.</text:p>
      <text:p text:style-name="Corpo">Vemos em travelling vento salgado que traz sussurros antigo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Sophie reflete sobre múltiplas realidades e escolhas. O ar muda de temperatura.</text:p>
      <text:p text:style-name="Corpo">Um plano-sequência revela luz trêmula que dança em escamas invisíveis; o ambiente respira canto grave de baleias de outra realidade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Íris experimenta primeira lágrima digital (evolução emocional). O ar muda de temperatura.</text:p>
      <text:p text:style-name="Corpo">Vemos em travelling reflexos de múltiplos sóis fragmentando o mar; o som mistura murmúrio distante de canhões fantasmas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mirante faz última tentativa desesperada de impedi-los</text:p>
      <text:h text:outline-level="2" text:style-name="Heading_20_2">Salto de Fé (1.200+ palavras)</text:h>
      <text:p text:style-name="Corpo">Vórtice final, equipe precisa pular para o desconhecido.</text:p>
      <text:p text:style-name="Corpo">A câmera imaginária acompanha luz trêmula que dança em escamas invisíveis; o som mistura canto grave de baleias de outra realidade. Sophie reage com humor que desafia a tempestade. </text:p>
      <text:p text:style-name="Dialogo">— Cada aventura começa com uma pergunta. (Will)</text:p>
      <text:p text:style-name="Corpo">Com leve panorâmica, Confronto final rápido com Almirante. O ar muda de temperatura.</text:p>
      <text:p text:style-name="Corpo">Vemos em travelling ondas que respiram como criaturas vivas; o ambiente respi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Will usa todo poder criando campo gigante protegendo todos. A névoa responde como se tivesse vontade própria.</text:p>
      <text:p text:style-name="Corpo">Um plano-sequência revela reflexos de múltiplos sóis fragmentando o mar; o som mistura tilintar de cordas tensionadas. Will reage com coragem hesitant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Equipe pula junta através do portal (um momento de amizade corajosa em grupo —  amizade vencendo). O ar muda de temperatura.</text:p>
      <text:p text:style-name="Corpo">A câmera imaginária acompanha ondas que respiram como criaturas vivas; o ambiente respi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Travessia dimensional mostra flashes de todas aventuras juntos. O ar muda de temperatura.</text:p>
      <text:p text:style-name="Corpo">Vemos em travelling reflexos de múltiplos sóis fragmentando o mar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Reflexão sobre múltiplas realidades e importância de suas escolhas. O mar parece escutar.</text:p>
      <text:p text:style-name="Corpo">Vemos em travelling vento salgado que traz sussurros antigos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um momento emblemático para a equipe. A névoa responde como se tivesse vontade própria.</text:p>
      <text:p text:style-name="Corpo">Vemos em travelling vento salgado que traz sussurros antigos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Jimmy late guiando caminho instintivamente. O mar parece escutar.</text:p>
      <text:p text:style-name="Corpo">Um plano-sequência revela reflexos de múltiplos sóis fragmentando o mar; o som mistura estalos de madeira molhada. Jimmy reage com humor que desafia a tempestad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Emergem no oceano normal mas algo está diferente</text:p>
      <text:h text:outline-level="1" text:style-name="Heading_20_1">Capítulo 8: SEGREDO DOS NÁUFRAGOS</text:h>
      <text:h text:outline-level="2" text:style-name="Heading_20_2">Retorno Estranho (1.200+ palavras)</text:h>
      <text:p text:style-name="Corpo">Oceano Atlântico normal, mas data é incerta.</text:p>
      <text:p text:style-name="Corpo">Um plano-sequência revela névoa azul-esverdeada cobrindo o horizonte; o ambiente respira murmúrio distante de canhões fantasmas. Will reage com medo transformado em curiosidade. </text:p>
      <text:p text:style-name="Dialogo">— Cada aventura começa com uma pergunta. (Will)</text:p>
      <text:p text:style-name="Corpo">De perto, Equipe emerge em oceano calmo, céu azul normal. O mar parece escutar.</text:p>
      <text:p text:style-name="Corpo">Vemos em travelling névoa azul-esverdeada cobrindo o horizonte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verifica dados: voltaram ao presente mas 3 dias se passaram. O ar muda de temperatura.</text:p>
      <text:p text:style-name="Corpo">A câmera imaginária acompanha ondas que respiram como criaturas vivas; o ar carrega tilintar de cordas tensionadas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descobre que trouxeram artefatos dimensionais acidentalmente. O mar parece escutar.</text:p>
      <text:p text:style-name="Corpo">A câmera imaginária acompanha ondas que respiram como criaturas vivas; o som mistura eco metálico vindo do nada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Descoberta de artefato misterioso do navio do Almirante. A névoa responde como se tivesse vontade própria.</text:p>
      <text:p text:style-name="Corpo">A câmera imaginária acompanha luz trêmula que dança em escamas invisíveis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percebe que alguns animais os seguiram entre dimensões. O ar muda de temperatura.</text:p>
      <text:p text:style-name="Corpo">Um plano-sequência revela reflexos de múltiplos sóis fragmentando o mar; o ambiente respira canto grave de baleias de outra realidade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sente algo diferente em seu corpo (portal o afetou). O ar muda de temperatura.</text:p>
      <text:p text:style-name="Corpo">Um plano-sequência revela vento salgado que traz sussurros antigos; o som mistura estalos de madeira molhada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detecta que portal deixou "cicatrizes" na realidade. A névoa responde como se tivesse vontade própria.</text:p>
      <text:p text:style-name="Corpo">Vemos em travelling luz trêmula que dança em escamas invisíveis; o ar carrega canto grave de baleias de outra realidade. Íris reage com humor que desafia a tempest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rtefato começa a brilhar revelando mapa antigo</text:p>
      <text:h text:outline-level="2" text:style-name="Heading_20_2">Investigação Final (1.200+ palavras)</text:h>
      <text:p text:style-name="Corpo">De volta à base, analisando descobertas.</text:p>
      <text:p text:style-name="Corpo">Vemos em travelling ondas que respiram como criaturas vivas; o ambiente respira tilintar de cordas tensionadas. Íris reage com coragem hesitante. </text:p>
      <text:p text:style-name="Dialogo">— Cada aventura começa com uma pergunta. (Will)</text:p>
      <text:p text:style-name="Corpo">De perto, Sophie desvenda mistério do artefato: diário do verdadeiro Almirante. O ar muda de temperatura.</text:p>
      <text:p text:style-name="Corpo">Um plano-sequência revela reflexos de múltiplos sóis fragmentando o mar; o ar carrega canto grave de baleias de outra realidade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Revelação: "Almirante Fantasma" era impostor, cientista que roubou identidade. A névoa responde como se tivesse vontade própria.</text:p>
      <text:p text:style-name="Corpo">Vemos em travelling reflexos de múltiplos sóis fragmentando o mar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Verdadeiro capitão está aprisionado há séculos no centro do portal. A névoa responde como se tivesse vontade própria.</text:p>
      <text:p text:style-name="Corpo">A câmera imaginária acompanha vento salgado que traz sussurros antigo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traduz textos finais revelando verdade completa. O mar parece escutar.</text:p>
      <text:p text:style-name="Corpo">Um plano-sequência revela reflexos de múltiplos sóis fragmentando o mar; o som mistura murmúrio distante de canhões fantasmas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 analisa tecnologia trazida: impossível com ciência atual. A névoa responde como se tivesse vontade própria.</text:p>
      <text:p text:style-name="Corpo">Um plano-sequência revela ondas que respiram como criaturas vivas; o ar carrega estalos de madeira molhada. Mia reage com coragem hesitant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Equipe debate: devem voltar para resgatar verdadeiro Almirante?. O ar muda de temperatura.</text:p>
      <text:p text:style-name="Corpo">A câmera imaginária acompanha vento salgado que traz sussurros antigos; o ambiente respi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Will toma decisão madura: alguns prisioneiros precisam ser salvos. O ar muda de temperatura.</text:p>
      <text:p text:style-name="Corpo">Vemos em travelling luz trêmula que dança em escamas invisíveis; o som mistura murmúrio distante de canhões fantasmas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Portal se reabre brevemente - última chance de resgate</text:p>
      <text:h text:outline-level="2" text:style-name="Heading_20_2">Resgate Impossível (1.200+ palavras)</text:h>
      <text:p text:style-name="Corpo">Retorno rápido ao portal, missão de resgate.</text:p>
      <text:p text:style-name="Corpo">Um plano-sequência revela reflexos de múltiplos sóis fragmentando o mar; o ar carrega eco metálico vindo do nada. Íris reage com medo transformado em curiosidade. </text:p>
      <text:p text:style-name="Dialogo">— Cada aventura começa com uma pergunta. (Will)</text:p>
      <text:p text:style-name="Corpo">De perto, Equipe retorna rapidamente ao portal antes de fechar. O ar muda de temperatura.</text:p>
      <text:p text:style-name="Corpo">Vemos em travelling reflexos de múltiplos sóis fragmentando o mar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ssão cirúrgica: entrar, resgatar, sair. O ar muda de temperatura.</text:p>
      <text:p text:style-name="Corpo">A câmera imaginária acompanha ondas que respiram como criaturas vivas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coordena timing perfeito. O ar muda de temperatura.</text:p>
      <text:p text:style-name="Corpo">A câmera imaginária acompanha luz trêmula que dança em escamas invisíveis; o som mistura canto grave de baleias de outra realidade. Sophie reage com vulnerabilidade que revela força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Leo resgata verdadeiro Almirante em super-velocidade. O ar muda de temperatura.</text:p>
      <text:p text:style-name="Corpo">Vemos em travelling reflexos de múltiplos sóis fragmentando o mar; o ar carrega tilintar de cordas tensionadas. Leo reage com medo transformado em curiosid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Almirante verdadeiro revela gratidão e informação crucial. A névoa responde como se tivesse vontade própria.</text:p>
      <text:p text:style-name="Corpo">A câmera imaginária acompanha luz trêmula que dança em escamas invisíveis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Ele era guardião do portal, não criador. O ar muda de temperatura.</text:p>
      <text:p text:style-name="Corpo">Um plano-sequência revela ondas que respiram como criaturas vivas; o ar carreg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arns sobre ameaça maior que está vindo (setup livro futuro). O ar muda de temperatura.</text:p>
      <text:p text:style-name="Corpo">Um plano-sequência revela reflexos de múltiplos sóis fragmentando o mar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Portal fecha permanentemente mas deixa sinal de algo maior</text:p>
      <text:h text:outline-level="1" text:style-name="Heading_20_1">Capítulo 9: NOVA AMEAÇA</text:h>
      <text:h text:outline-level="2" text:style-name="Heading_20_2">Sinais Perturbadores (1.200+ palavras)</text:h>
      <text:p text:style-name="Corpo">Base da equipe, semana após aventura.</text:p>
      <text:p text:style-name="Corpo">A câmera imaginária acompanha névoa azul-esverdeada cobrindo o horizonte; o som mistura canto grave de baleias de outra realidade. Will reage com humor que desafia a tempestade. </text:p>
      <text:p text:style-name="Dialogo">— Cada aventura começa com uma pergunta. (Will)</text:p>
      <text:p text:style-name="Corpo">De perto, Vida volta ao normal mas todos sentem que algo mudou. O mar parece escutar.</text:p>
      <text:p text:style-name="Corpo">A câmera imaginária acompanha vento salgado que traz sussurros antigos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detecta anomalias similares aparecendo globalmente. O ar muda de temperatura.</text:p>
      <text:p text:style-name="Corpo">Um plano-sequência revela vento salgado que traz sussurros antigos; o ambiente respira eco metálico vindo do nada. Íris reage com amizade que se fortalece no silêncio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analisa padrão: portais estão se abrindo em outros lugares. A névoa responde como se tivesse vontade própria.</text:p>
      <text:p text:style-name="Corpo">A câmera imaginária acompanha luz trêmula que dança em escamas invisíveis; o ar carrega tilintar de cordas tensionadas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estuda tecnologia trazida, descobre propósito sinistro. A névoa responde como se tivesse vontade própria.</text:p>
      <text:p text:style-name="Corpo">Vemos em travelling ondas que respiram como criaturas vivas; o ambiente respira tilintar de cordas tensionadas. Mia reage com amizade que se fortalece no silêncio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nota animais agindo estranhamente, sentindo perigo futuro. O mar parece escutar.</text:p>
      <text:p text:style-name="Corpo">Um plano-sequência revela reflexos de múltiplos sóis fragmentando o mar; o ar carrega canto grave de baleias de outra realidade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Leo treina mais intensamente, corpo mantém algumas adaptações. O ar muda de temperatura.</text:p>
      <text:p text:style-name="Corpo">A câmera imaginária acompanha névoa azul-esverdeada cobrindo o horizonte; o ambiente respira estalos de madeira molhada. Leo reage com amizade que se fortalece no silêncio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recebe mensagem codificada de fonte desconhecida. A névoa responde como se tivesse vontade própria.</text:p>
      <text:p text:style-name="Corpo">Um plano-sequência revela névoa azul-esverdeada cobrindo o horizonte; o som mistura canto grave de baleias de outra realidade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Mensagem revela: Almirante Fantasma era apenas peão</text:p>
      <text:h text:outline-level="2" text:style-name="Heading_20_2">Preparação (1.200+ palavras)</text:h>
      <text:p text:style-name="Corpo">Treinamento intensivo da equipe.</text:p>
      <text:p text:style-name="Corpo">Um plano-sequência revela ondas que respiram como criaturas vivas; o som mistura eco metálico vindo do nada. Mia reage com amizade que se fortalece no silêncio. </text:p>
      <text:p text:style-name="Dialogo">— Cada aventura começa com uma pergunta. (Will)</text:p>
      <text:p text:style-name="Corpo">Com leve panorâmica, Equipe se prepara para ameaças futuras. O mar parece escutar.</text:p>
      <text:p text:style-name="Corpo">A câmera imaginária acompanha reflexos de múltiplos sóis fragmentando o mar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um momento emblemático para a equipe —  todos reconhecem que aventuras estão ficando mais perigosas. O ar muda de temperatura.</text:p>
      <text:p text:style-name="Corpo">A câmera imaginária acompanha ondas que respiram como criaturas vivas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Sophie desenvolve novos protocolos de investigação. O mar parece escutar.</text:p>
      <text:p text:style-name="Corpo">Um plano-sequência revela névoa azul-esverdeada cobrindo o horizonte; o som mistura estalos de madeira molhada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cria arsenal de gadgets baseados em tech dimensional. A névoa responde como se tivesse vontade própria.</text:p>
      <text:p text:style-name="Corpo">Vemos em travelling névoa azul-esverdeada cobrindo o horizonte; o som mistura canto grave de baleias de outra realidade. Mia reage com coragem hesitant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Leo empurra limites de adaptação corporal. A névoa responde como se tivesse vontade própria.</text:p>
      <text:p text:style-name="Corpo">Vemos em travelling vento salgado que traz sussurros antigos; o som mistura estalos de madeira molhada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treina coordenação com animais em escala maior. O ar muda de temperatura.</text:p>
      <text:p text:style-name="Corpo">Um plano-sequência revela vento salgado que traz sussurros antigos; o som mistura tilintar de cordas tensionadas. Max reage com vulnerabilidade que revela força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Jimmy desenvolve sentidos ainda mais aguçados. A névoa responde como se tivesse vontade própria.</text:p>
      <text:p text:style-name="Corpo">A câmera imaginária acompanha vento salgado que traz sussurros antigos; o ambiente respira tilintar de cordas tensionadas. Jimmy reage com coragem hesitant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erta global - novo portal se abre em local inesperado</text:p>
      <text:h text:outline-level="2" text:style-name="Heading_20_2">União do Grupo (1.200+ palavras)</text:h>
      <text:p text:style-name="Corpo">Base da equipe, noite, momento íntimo.</text:p>
      <text:p text:style-name="Corpo">Vemos em travelling luz trêmula que dança em escamas invisíveis; o ambiente respira estalos de madeira molhada. Will reage com humor que desafia a tempestade. </text:p>
      <text:p text:style-name="Dialogo">— Cada aventura começa com uma pergunta. (Will)</text:p>
      <text:p text:style-name="Corpo">Com leve panorâmica, um momento emblemático para a equipe. O ar muda de temperatura.</text:p>
      <text:p text:style-name="Corpo">A câmera imaginária acompanha névoa azul-esverdeada cobrindo o horizonte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Cada personagem reflete sobre crescimento pessoal. O mar parece escutar.</text:p>
      <text:p text:style-name="Corpo">A câmera imaginária acompanha reflexos de múltiplos sóis fragmentando o mar; o ar carreg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admite que aprendeu valor da intuição. A névoa responde como se tivesse vontade própria.</text:p>
      <text:p text:style-name="Corpo">Vemos em travelling luz trêmula que dança em escamas invisíveis; o ar carrega eco metálico vindo do nada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reconhece que liderança é confiar nos outros. A névoa responde como se tivesse vontade própria.</text:p>
      <text:p text:style-name="Corpo">Um plano-sequência revela luz trêmula que dança em escamas invisíveis; o som mistura estalos de madeira molhada. Will reage com vulnerabilidade que revela for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Conversas sobre medos, esperanças, amizade. O mar parece escutar.</text:p>
      <text:p text:style-name="Corpo">Vemos em travelling luz trêmula que dança em escamas invisíveis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sendo catalisador emocional final. O ar muda de temperatura.</text:p>
      <text:p text:style-name="Corpo">Vemos em travelling luz trêmula que dança em escamas invisíveis; o ar carrega estalos de madeira molhada. Jimmy reage com medo transformado em curiosidad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expressa primeira vez que considera equipe "família" (lágrimas digitais). O ar muda de temperatura.</text:p>
      <text:p text:style-name="Corpo">Um plano-sequência revela reflexos de múltiplos sóis fragmentando o mar; o ambiente respira murmúrio distante de canhões fantasmas. Íris reage com humor que desafia a tempest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Sirene de alerta - chamado para pró</text:p>
      <text:h text:outline-level="1" text:style-name="Heading_20_1">Capítulo 9: NOVA AMEAÇA (CONTINUAÇÃO)</text:h>
      <text:h text:outline-level="2" text:style-name="Heading_20_2">União do Grupo (1.200+ palavras)</text:h>
      <text:p text:style-name="Corpo">Base da equipe, noite, momento íntimo.</text:p>
      <text:p text:style-name="Corpo">A câmera imaginária acompanha névoa azul-esverdeada cobrindo o horizonte; o som mistura tilintar de cordas tensionadas. Will reage com coragem hesitante. </text:p>
      <text:p text:style-name="Dialogo">— Cada aventura começa com uma pergunta. (Will)</text:p>
      <text:p text:style-name="Corpo">Com leve panorâmica, um momento emblemático para a equipe. A névoa responde como se tivesse vontade própria.</text:p>
      <text:p text:style-name="Corpo">Vemos em travelling ondas que respiram como criaturas vivas; o ar carreg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Cada personagem reflete sobre crescimento pessoal. A névoa responde como se tivesse vontade própria.</text:p>
      <text:p text:style-name="Corpo">Um plano-sequência revela reflexos de múltiplos sóis fragmentando o mar; o ar carreg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 admite que aprendeu valor da intuição e mistérios não resolvidos. O ar muda de temperatura.</text:p>
      <text:p text:style-name="Corpo">Um plano-sequência revela luz trêmula que dança em escamas invisíveis; o ar carrega estalos de madeira molhada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reconhece que liderança é confiar nos outros completamente. O ar muda de temperatura.</text:p>
      <text:p text:style-name="Corpo">Vemos em travelling névoa azul-esverdeada cobrindo o horizonte; o ar carrega eco metálico vindo do nada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Conversas sobre medos, esperanças, amizade verdadeira. A névoa responde como se tivesse vontade própria.</text:p>
      <text:p text:style-name="Corpo">Vemos em travelling ondas que respiram como criaturas vivas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compartilha como enfrentar o desconhecido o fortaleceu. O ar muda de temperatura.</text:p>
      <text:p text:style-name="Corpo">A câmera imaginária acompanha reflexos de múltiplos sóis fragmentando o mar; o ar carrega murmúrio distante de canhões fantasmas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mostra protótipos de invenções inspiradas na aventura. A névoa responde como se tivesse vontade própria.</text:p>
      <text:p text:style-name="Corpo">Um plano-sequência revela vento salgado que traz sussurros antigos; o som mistura eco metálico vindo do nada. Mia reage com medo transformado em curiosid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e animais fazem apresentação cômica (alívio emocional). O mar parece escutar.</text:p>
      <text:p text:style-name="Corpo">Vemos em travelling reflexos de múltiplos sóis fragmentando o mar; o ambiente respira canto grave de baleias de outra realidade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Jimmy sendo catalisador emocional final, conectando todos. O mar parece escutar.</text:p>
      <text:p text:style-name="Corpo">Um plano-sequência revela luz trêmula que dança em escamas invisíveis; o som mistura murmúrio distante de canhões fantasmas. Jimmy reage com coragem hesitant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Íris expressa pela primeira vez que considera equipe "família" (lágrimas digitais genuínas). A névoa responde como se tivesse vontade própria.</text:p>
      <text:p text:style-name="Corpo">Um plano-sequência revela ondas que respiram como criaturas vivas; o ambiente respira tilintar de cordas tensionadas. Íris reage com humor que desafia a tempestade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uramento silencioso: sempre protegerão uns aos outros. O mar parece escutar.</text:p>
      <text:p text:style-name="Corpo">Vemos em travelling reflexos de múltiplos sóis fragmentando o mar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Sirene de alerta toca - chamado para próxima missão urgente</text:p>
      <text:h text:outline-level="1" text:style-name="Heading_20_1">Capítulo 10: OCEANO EM PAZ</text:h>
      <text:h text:outline-level="2" text:style-name="Heading_20_2">Fechamento dos Portais (1.200+ palavras)</text:h>
      <text:p text:style-name="Corpo">Oceano Atlântico, múltiplos locais, operação coordenada.</text:p>
      <text:p text:style-name="Corpo">Um plano-sequência revela vento salgado que traz sussurros antigos; o som mistura estalos de madeira molhada. Íris reage com amizade que se fortalece no silêncio. </text:p>
      <text:p text:style-name="Dialogo">— Cada aventura começa com uma pergunta. (Will)</text:p>
      <text:p text:style-name="Corpo">De perto, Equipe lidera operação global fechando portais remanescentes. A névoa responde como se tivesse vontade própria.</text:p>
      <text:p text:style-name="Corpo">A câmera imaginária acompanha névoa azul-esverdeada cobrindo o horizonte; o ambiente respi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coordena cientistas mundialmente usando conhecimento adquirido. O ar muda de temperatura.</text:p>
      <text:p text:style-name="Corpo">Vemos em travelling vento salgado que traz sussurros antigos; o ambiente respira tilintar de cordas tensionadas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 distribui tecnologia de estabilização dimensional. A névoa responde como se tivesse vontade própria.</text:p>
      <text:p text:style-name="Corpo">A câmera imaginária acompanha reflexos de múltiplos sóis fragmentando o mar; o ambiente respira estalos de madeira molhada. Mia reage com medo transformado em curiosid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 comanda múltiplas equipes simultaneamente (líder confiante). A névoa responde como se tivesse vontade própria.</text:p>
      <text:p text:style-name="Corpo">Um plano-sequência revela luz trêmula que dança em escamas invisíveis; o ar carrega canto grave de baleias de outra realidade. Will reage com coragem hesitant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Leo ajuda em resgates físicos de áreas de risco. O ar muda de temperatura.</text:p>
      <text:p text:style-name="Corpo">Um plano-sequência revela névoa azul-esverdeada cobrindo o horizonte; o som mistura murmúrio distante de canhões fantasmas. Leo reage com medo transformado em curiosid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coordena vida marinha para detectar anomalias. O mar parece escutar.</text:p>
      <text:p text:style-name="Corpo">Vemos em travelling reflexos de múltiplos sóis fragmentando o mar; o ambiente respira estalos de madeira molhada. Max reage com coragem hesitant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 cria rede global de monitoramento dimensional. A névoa responde como se tivesse vontade própria.</text:p>
      <text:p text:style-name="Corpo">Vemos em travelling ondas que respiram como criaturas vivas; o som mistura tilintar de cordas tensionadas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Jimmy se torna mascote e inspiração global (humor). O mar parece escutar.</text:p>
      <text:p text:style-name="Corpo">Um plano-sequência revela vento salgado que traz sussurros antigos; o ar carrega canto grave de baleias de outra realidade. Jimmy reage com coragem hesitant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ontagem cinematográfica de sucessos ao redor do mundo. A névoa responde como se tivesse vontade própria.</text:p>
      <text:p text:style-name="Corpo">A câmera imaginária acompanha luz trêmula que dança em escamas invisíveis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Último portal fecha mas deixa "eco" dimensional</text:p>
      <text:h text:outline-level="2" text:style-name="Heading_20_2">Reconhecimento e Reflexão (1.200+ palavras)</text:h>
      <text:p text:style-name="Corpo">Cerimônia de reconhecimento, autoridades marítimas internacionais.</text:p>
      <text:p text:style-name="Corpo">Vemos em travelling vento salgado que traz sussurros antigos; o ambiente respira eco metálico vindo do nada. Will reage com humor que desafia a tempestade. </text:p>
      <text:p text:style-name="Dialogo">— Cada aventura começa com uma pergunta. (Will)</text:p>
      <text:p text:style-name="Corpo">Com leve panorâmica, Equipe recebe honras por resolver mistério secular. A névoa responde como se tivesse vontade própria.</text:p>
      <text:p text:style-name="Corpo">Vemos em travelling reflexos de múltiplos sóis fragmentando o mar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um momento emblemático para a equipe — Aranha": com grande poder vem grande responsabilidade. O ar muda de temperatura.</text:p>
      <text:p text:style-name="Corpo">A câmera imaginária acompanha vento salgado que traz sussurros antigos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Sophie é convidada para apresentar descobertas científicas. O ar muda de temperatura.</text:p>
      <text:p text:style-name="Corpo">A câmera imaginária acompanha ondas que respiram como criaturas vivas; o ambiente respira eco metálico vindo do nada. Sophie reage com humor que desafia a tempest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 recebe propostas para compartilhar invenções. O mar parece escutar.</text:p>
      <text:p text:style-name="Corpo">Vemos em travelling reflexos de múltiplos sóis fragmentando o mar; o ar carrega canto grave de baleias de outra realidade. Mia reage com amizade que se fortalece no silêncio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reflete sobre peso da liderança mas aceitação do papel. O mar parece escutar.</text:p>
      <text:p text:style-name="Corpo">A câmera imaginária acompanha vento salgado que traz sussurros antigos; o ar carrega estalos de madeira molhada. Will reage com vulnerabilidade que revela for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 reconhecido por heroísmo físico. O mar parece escutar.</text:p>
      <text:p text:style-name="Corpo">Vemos em travelling reflexos de múltiplos sóis fragmentando o mar; o ar carrega murmúrio distante de canhões fantasmas. Leo reage com amizade que se fortalece no silêncio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ax se torna porta-voz de proteção marinha (irônico e fofo). O mar parece escutar.</text:p>
      <text:p text:style-name="Corpo">Vemos em travelling ondas que respiram como criaturas vivas; o som mistura eco metálico vindo do nada. Max reage com amizade que se fortalece no silêncio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Íris oficialmente reconhecida como membro consciente da humanidade. O mar parece escutar.</text:p>
      <text:p text:style-name="Corpo">A câmera imaginária acompanha luz trêmula que dança em escamas invisíveis; o ambiente respira eco metálico vindo do nada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 ganha medalha canina especial (um momento emblemático para a equipe — emocional). A névoa responde como se tivesse vontade própria.</text:p>
      <text:p text:style-name="Corpo">Um plano-sequência revela vento salgado que traz sussurros antigos; o ambiente respira canto grave de baleias de outra realidade. Jimmy reage com amizade que se fortalece no silêncio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Durante cerimônia, Sophie vê probabilidade perturbadora no futuro</text:p>
      <text:h text:outline-level="2" text:style-name="Heading_20_2">Novos Horizontes (1.200+ palavras)</text:h>
      <text:p text:style-name="Corpo">Praia ao pôr do sol, equipe reunida informalmente.</text:p>
      <text:p text:style-name="Corpo">A câmera imaginária acompanha luz trêmula que dança em escamas invisíveis; o ambiente respira canto grave de baleias de outra realidade. Sophie reage com medo transformado em curiosidade. </text:p>
      <text:p text:style-name="Dialogo">— Cada aventura começa com uma pergunta. (Will)</text:p>
      <text:p text:style-name="Corpo">Com leve panorâmica, Equipe relaxa após missão intensa. O mar parece escutar.</text:p>
      <text:p text:style-name="Corpo">Vemos em travelling vento salgado que traz sussurros antigos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um momento emblemático para a equipe. O ar muda de temperatura.</text:p>
      <text:p text:style-name="Corpo">A câmera imaginária acompanha névoa azul-esverdeada cobrindo o horizonte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Cada personagem expressa como aventura os mudou:. A névoa responde como se tivesse vontade própria.</text:p>
      <text:p text:style-name="Corpo">A câmera imaginária acompanha vento salgado que traz sussurros antigos; o ar carreg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: "Nem tudo precisa de explicação imediata. Alguns mistérios são belos.". O ar muda de temperatura.</text:p>
      <text:p text:style-name="Corpo">Um plano-sequência revela vento salgado que traz sussurros antigos; o ar carrega estalos de madeira molhada. Sophie reage com humor que desafia a tempest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: "Liderar é confiar. Confiar é amar.". A névoa responde como se tivesse vontade própria.</text:p>
      <text:p text:style-name="Corpo">A câmera imaginária acompanha reflexos de múltiplos sóis fragmentando o mar; o ar carrega tilintar de cordas tensionadas. Will reage com vulnerabilidade que revela for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a: "As melhores invenções vêm de necessidade e amizade.". O mar parece escutar.</text:p>
      <text:p text:style-name="Corpo">Vemos em travelling névoa azul-esverdeada cobrindo o horizonte; o ambiente respira estalos de madeira molhada. Mia reage com vulnerabilidade que revela força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eo: "Coragem não é ausência de medo, é agir apesar dele.". O mar parece escutar.</text:p>
      <text:p text:style-name="Corpo">A câmera imaginária acompanha ondas que respiram como criaturas vivas; o ar carrega tilintar de cordas tensionadas. Leo reage com humor que desafia a tempestad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ax: "Animais e humanos, todos precisamos de conexão.". A névoa responde como se tivesse vontade própria.</text:p>
      <text:p text:style-name="Corpo">Um plano-sequência revela ondas que respiram como criaturas vivas; o ambiente respira canto grave de baleias de outra realidade. Max reage com medo transformado em curiosid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: "Au au au" (tradução: "Família não é sangue, é escolha."). O ar muda de temperatura.</text:p>
      <text:p text:style-name="Corpo">Vemos em travelling vento salgado que traz sussurros antigos; o som mistura canto grave de baleias de outra realidade. Jimmy reage com coragem hesitant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: "Emoções não são falhas. São o que nos torna reais.". O mar parece escutar.</text:p>
      <text:p text:style-name="Corpo">Um plano-sequência revela luz trêmula que dança em escamas invisíveis; o ambiente respira canto grave de baleias de outra realidade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Brincadeiras na praia, construindo castelos de areia. O ar muda de temperatura.</text:p>
      <text:p text:style-name="Corpo">A câmera imaginária acompanha vento salgado que traz sussurros antigos; o ar carreg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ax faz Jimmy "surfar" em tartaruga marinha (humor). O ar muda de temperatura.</text:p>
      <text:p text:style-name="Corpo">Um plano-sequência revela luz trêmula que dança em escamas invisíveis; o som mistura eco metálico vindo do nada. Max reage com coragem hesitante. </text:p>
      <text:p text:style-name="Dialogo">— Se um tubarão vier, eu converso com ele. (Max)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um momento emblemático para a equipe. A névoa responde como se tivesse vontade própria.</text:p>
      <text:p text:style-name="Corpo">Vemos em travelling reflexos de múltiplos sóis fragmentando o mar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Sophie comenta sobre infinitas possibilidades em infinitas realidades. A névoa responde como se tivesse vontade própria.</text:p>
      <text:p text:style-name="Corpo">Um plano-sequência revela luz trêmula que dança em escamas invisíveis; o ar carrega canto grave de baleias de outra realidade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Will conclui: "Em todas realidades, escolheria estar aqui com vocês". O ar muda de temperatura.</text:p>
      <text:p text:style-name="Corpo">A câmera imaginária acompanha ondas que respiram como criaturas vivas; o ambiente respira tilintar de cordas tensionadas. Will reage com amizade que se fortalece no silêncio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Gancho sutil para próxima aventura:. O mar parece escutar.</text:p>
      <text:p text:style-name="Corpo">A câmera imaginária acompanha névoa azul-esverdeada cobrindo o horizonte; o ambiente respi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Garrafa misteriosa chega na praia com mapa antigo. A névoa responde como se tivesse vontade própria.</text:p>
      <text:p text:style-name="Corpo">Um plano-sequência revela vento salgado que traz sussurros antigos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 analisa: "Isso... isso é impossível. É um mapa para...". O mar parece escutar.</text:p>
      <text:p text:style-name="Corpo">Um plano-sequência revela luz trêmula que dança em escamas invisíveis; o som mistura murmúrio distante de canhões fantasmas. Sophie reage com amizade que se fortalece no silêncio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ia: "Para onde?". A névoa responde como se tivesse vontade própria.</text:p>
      <text:p text:style-name="Corpo">A câmera imaginária acompanha luz trêmula que dança em escamas invisíveis; o som mistura tilintar de cordas tensionadas. Mia reage com medo transformado em curiosid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ophie: "Para uma pirâmide que não deveria existir.". A névoa responde como se tivesse vontade própria.</text:p>
      <text:p text:style-name="Corpo">A câmera imaginária acompanha luz trêmula que dança em escamas invisíveis; o ar carrega canto grave de baleias de outra realidade. Sophie reage com humor que desafia a tempest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Will sorri: "Cada aventura começa com uma pergunta.". A névoa responde como se tivesse vontade própria.</text:p>
      <text:p text:style-name="Corpo">A câmera imaginária acompanha reflexos de múltiplos sóis fragmentando o mar; o ambiente respira murmúrio distante de canhões fantasmas. Will reage com medo transformado em curiosid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Gancho final: Câmera se afasta mostrando equipe unida, pronta para próxima aventura, enquanto sol se põe no oceano agora pacífico. A névoa responde como se tivesse vontade própria.</text:p>
      <text:p text:style-name="Corpo">Vemos em travelling luz trêmula que dança em escamas invisíveis; o ambiente respi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CAPÍTULOS E ARCOS:. A névoa responde como se tivesse vontade própria.</text:p>
      <text:p text:style-name="Corpo">Vemos em travelling ondas que respiram como criaturas vivas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O Portal Dimensional - Descoberta e entrada no mistério. O ar muda de temperatura.</text:p>
      <text:p text:style-name="Corpo">A câmera imaginária acompanha luz trêmula que dança em escamas invisíveis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Náufragos Fantasmas - Encontro com antagonista. A névoa responde como se tivesse vontade própria.</text:p>
      <text:p text:style-name="Corpo">Um plano-sequência revela névoa azul-esverdeada cobrindo o horizonte; o ambiente respi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Tempestade Misteriosa - Sobrevivência e união. O ar muda de temperatura.</text:p>
      <text:p text:style-name="Corpo">Vemos em travelling vento salgado que traz sussurros antigos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Dimensão Paralela - Exploração e revelações. O mar parece escutar.</text:p>
      <text:p text:style-name="Corpo">Vemos em travelling reflexos de múltiplos sóis fragmentando o mar; o som mistur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Mistério dos Relógios - Desafio intelectual de Sophie. O ar muda de temperatura.</text:p>
      <text:p text:style-name="Corpo">Um plano-sequência revela reflexos de múltiplos sóis fragmentando o mar; o som mistura tilintar de cordas tensionadas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Batalha Naval - Ação épica e combos de poderes. O mar parece escutar.</text:p>
      <text:p text:style-name="Corpo">A câmera imaginária acompanha reflexos de múltiplos sóis fragmentando o mar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Retorno ao Presente - Jornada emocional de volta. O mar parece escutar.</text:p>
      <text:p text:style-name="Corpo">A câmera imaginária acompanha reflexos de múltiplos sóis fragmentando o mar; o ambiente respi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Segredo dos Náufragos - Mistério final revelado. O ar muda de temperatura.</text:p>
      <text:p text:style-name="Corpo">Vemos em travelling vento salgado que traz sussurros antigos; o som mistu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Nova Ameaça - Setup futuro e crescimento. O ar muda de temperatura.</text:p>
      <text:p text:style-name="Corpo">A câmera imaginária acompanha ondas que respiram como criaturas vivas; o ar carreg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Oceano em Paz - Resolução e novos horizontes. O ar muda de temperatura.</text:p>
      <text:p text:style-name="Corpo">A câmera imaginária acompanha reflexos de múltiplos sóis fragmentando o mar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um momento emblemático para a equipe. O mar parece escutar.</text:p>
      <text:p text:style-name="Corpo">A câmera imaginária acompanha luz trêmula que dança em escamas invisíveis; o ar carreg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Sophie: Só lógica → Equilibra lógica e intuição. O mar parece escutar.</text:p>
      <text:p text:style-name="Corpo">A câmera imaginária acompanha luz trêmula que dança em escamas invisíveis; o ar carrega eco metálico vindo do nada. Sophie reage com coragem hesitant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Will: Líder crescente → Líder confiante. A névoa responde como se tivesse vontade própria.</text:p>
      <text:p text:style-name="Corpo">Um plano-sequência revela ondas que respiram como criaturas vivas; o ar carrega murmúrio distante de canhões fantasmas. Will reage com medo transformado em curiosidade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a: Invenções reativas → Planejamento estratégico. O mar parece escutar.</text:p>
      <text:p text:style-name="Corpo">Um plano-sequência revela reflexos de múltiplos sóis fragmentando o mar; o som mistura eco metálico vindo do nada. Mia reage com humor que desafia a tempestade. </text:p>
      <text:p text:style-name="Dialogo">— Tenho um gadget que pode nos dar tempo. (Mia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Leo: Enfrenta novos medos → Mais corajoso. A névoa responde como se tivesse vontade própria.</text:p>
      <text:p text:style-name="Corpo">Um plano-sequência revela névoa azul-esverdeada cobrindo o horizonte; o ar carrega canto grave de baleias de outra realidade. Leo reage com coragem hesitante. </text:p>
      <text:p text:style-name="Dialogo">— Meu corpo está pronto para se adaptar. (Leo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Max: Humor + conexão profunda com criatura. A névoa responde como se tivesse vontade própria.</text:p>
      <text:p text:style-name="Corpo">Um plano-sequência revela vento salgado que traz sussurros antigos; o ar carrega estalos de madeira molhada. Max reage com humor que desafia a tempestade. </text:p>
      <text:p text:style-name="Dialogo">— Se um tubarão vier, eu converso com ele. (Max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Jimmy: Ponte emocional crucial. O mar parece escutar.</text:p>
      <text:p text:style-name="Corpo">Um plano-sequência revela luz trêmula que dança em escamas invisíveis; o ambiente respira canto grave de baleias de outra realidade. Jimmy reage com coragem hesitante. 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Íris: Emoções básicas → Conceito de família. O mar parece escutar.</text:p>
      <text:p text:style-name="Corpo">Vemos em travelling ondas que respiram como criaturas vivas; o ar carrega estalos de madeira molhada. Íris reage com vulnerabilidade que revela força. </text:p>
      <text:p text:style-name="Dialogo">— Emoção detectada: esperança e foco. (Íris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Nível Livro 4: Maestria crescente. O ar muda de temperatura.</text:p>
      <text:p text:style-name="Corpo">A câmera imaginária acompanha névoa azul-esverdeada cobrindo o horizonte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Combos complexos funcionando perfeitamente. A névoa responde como se tivesse vontade própria.</text:p>
      <text:p text:style-name="Corpo">A câmera imaginária acompanha luz trêmula que dança em escamas invisívei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Uso criativo em ambientes extremos. O mar parece escutar.</text:p>
      <text:p text:style-name="Corpo">A câmera imaginária acompanha névoa azul-esverdeada cobrindo o horizonte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Consequências físicas/emocionais mostradas. O ar muda de temperatura.</text:p>
      <text:p text:style-name="Corpo">A câmera imaginária acompanha névoa azul-esverdeada cobrindo o horizonte; o som mistu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10 capítulos estruturados. O ar muda de temperatura.</text:p>
      <text:p text:style-name="Corpo">Um plano-sequência revela luz trêmula que dança em escamas invisíveis; o ar carrega tilintar de cordas tensionad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30 tópicos detalhados (3 por capítulo). O mar parece escutar.</text:p>
      <text:p text:style-name="Corpo">Um plano-sequência revela ondas que respiram como criaturas vivas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Cada tópico terá 1.200+ palavras (total: 36.000+ palavras). A névoa responde como se tivesse vontade própria.</text:p>
      <text:p text:style-name="Corpo">Vemos em travelling reflexos de múltiplos sóis fragmentando o mar; o som mistu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Todos 7 personagens com arcos claros. O ar muda de temperatura.</text:p>
      <text:p text:style-name="Corpo">Um plano-sequência revela luz trêmula que dança em escamas invisíveis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Sophie como foco principal do livro. O ar muda de temperatura.</text:p>
      <text:p text:style-name="Corpo">Um plano-sequência revela luz trêmula que dança em escamas invisíveis; o ambiente respira eco metálico vindo do nada. Sophie reage com medo transformado em curiosidade. </text:p>
      <text:p text:style-name="Dialogo">— Isso não é aleatório; há padrão escondido. (Sophie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Antagonista (Almirante Fantasma) com motivação clara. A névoa responde como se tivesse vontade própria.</text:p>
      <text:p text:style-name="Corpo">Vemos em travelling névoa azul-esverdeada cobrindo o horizonte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Tema (múltiplas realidades) explorado profundamente. A névoa responde como se tivesse vontade própria.</text:p>
      <text:p text:style-name="Corpo">Vemos em travelling reflexos de múltiplos sóis fragmentando o mar; o som mistu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Mistério histórico entrelaçado. A névoa responde como se tivesse vontade própria.</text:p>
      <text:p text:style-name="Corpo">Vemos em travelling reflexos de múltiplos sóis fragmentando o mar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Humor orgânico distribuído (principalmente Max e Jimmy). O ar muda de temperatura.</text:p>
      <text:p text:style-name="Corpo">A câmera imaginária acompanha luz trêmula que dança em escamas invisíveis; o ambiente respira tilintar de cordas tensionadas. Max reage com coragem hesitante. </text:p>
      <text:p text:style-name="Dialogo">— Se um tubarão vier, eu converso com ele. (Max)</text:p>
      <text:p text:style-name="Dialogo">— Latido baixo: atenção total! (Jimmy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um momento emblemático para a equipe. O ar muda de temperatura.</text:p>
      <text:p text:style-name="Corpo">Um plano-sequência revela luz trêmula que dança em escamas invisíveis; o ambiente respi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perto, Combos de poderes épicos. A névoa responde como se tivesse vontade própria.</text:p>
      <text:p text:style-name="Corpo">Um plano-sequência revela luz trêmula que dança em escamas invisíveis; o ambiente respi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Limitações de poderes mostradas. A névoa responde como se tivesse vontade própria.</text:p>
      <text:p text:style-name="Corpo">A câmera imaginária acompanha névoa azul-esverdeada cobrindo o horizonte; o som mistura eco metálico vindo do n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Gancho para próximo livro (Livro 5: Pirâmide). O ar muda de temperatura.</text:p>
      <text:p text:style-name="Corpo">A câmera imaginária acompanha ondas que respiram como criaturas vivas; o som mistura murmúrio distante de canhões fantasmas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Tom Spielbergiano mantido em todos capítulos. O ar muda de temperatura.</text:p>
      <text:p text:style-name="Corpo">Vemos em travelling luz trêmula que dança em escamas invisíveis; o ar carreg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Com leve panorâmica, Vocabulário acessível para 8-12 anos. O mar parece escutar.</text:p>
      <text:p text:style-name="Corpo">Um plano-sequência revela luz trêmula que dança em escamas invisíveis; o ambiente respir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Zero plot holes. O mar parece escutar.</text:p>
      <text:p text:style-name="Corpo">Um plano-sequência revela ondas que respiram como criaturas vivas; o ar carrega canto grave de baleias de outra realidade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De longe, Progressão clara do início ao fim. O ar muda de temperatura.</text:p>
      <text:p text:style-name="Corpo">Um plano-sequência revela reflexos de múltiplos sóis fragmentando o mar; o som mistura estalos de madeira molhada. A equipe troca olhares e avança. </text:p>
      <text:p text:style-name="Dialogo">— Vamos decidir juntos e agir com calma. (Will)</text:p>
      <text:p text:style-name="Corpo">Poderes e talentos entram em cena: Will estabiliza o ambiente com energia cinética; Mia avalia leituras impossíveis; Leo adapta o corpo; Sophie calcula variáveis; Max acalma a vida marinha; Jimmy fareja perigo; Íris projeta trilhas luminosas entre realidades.</text:p>
      <text:p text:style-name="Corpo">A tensão cresce conforme probabilidades dançam diante dos olhos de Sophie. Will mantém a calma do grupo.</text:p>
      <text:p text:style-name="Corpo">Íris integra leituras e emoções incipientes; Mia encaixa o último detalhe técnico; Leo respira fundo e aceita o desafio.</text:p>
      <text:p text:style-name="Corpo">Algo se move na névoa — o próximo passo chama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office:version="1.2">
  <office:styles>
    <style:style style:name="CapaTitulo" style:family="paragraph" style:display-name="CapaTitulo">
      <style:text-properties fo:font-weight="bold" fo:font-size="26pt"/>
      <style:paragraph-properties fo:text-align="center" fo:margin-top="0.6cm" fo:margin-bottom="0.25cm"/>
    </style:style>
    <style:style style:name="CapaSubtitulo" style:family="paragraph" style:display-name="CapaSubtitulo">
      <style:text-properties fo:font-size="15pt"/>
      <style:paragraph-properties fo:text-align="center" fo:margin-top="0.2cm" fo:margin-bottom="0.45cm"/>
    </style:style>
    <style:style style:name="Corpo" style:family="paragraph" style:display-name="Corpo">
      <style:text-properties fo:font-size="13.5pt"/>
      <style:paragraph-properties fo:margin-top="0.16cm" fo:margin-bottom="0.16cm"/>
    </style:style>
    <style:style style:name="Heading_20_1" style:display-name="Heading 1" style:family="paragraph">
      <style:text-properties fo:font-weight="bold" fo:font-size="17pt"/>
      <style:paragraph-properties fo:margin-top="0.55cm" fo:margin-bottom="0.25cm"/>
    </style:style>
    <style:style style:name="Heading_20_2" style:display-name="Heading 2" style:family="paragraph">
      <style:text-properties fo:font-weight="bold" fo:font-size="14pt"/>
      <style:paragraph-properties fo:margin-top="0.40cm" fo:margin-bottom="0.18cm"/>
    </style:style>
    <style:style style:name="Dialogo" style:family="paragraph" style:display-name="Dialogo">
      <style:text-properties fo:font-size="13.5pt"/>
      <style:paragraph-properties fo:margin-top="0.10cm" fo:margin-bottom="0.10cm" fo:text-indent="0.3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dc:title>Turma da Aventura: Nova Geração — Livro 4: Mistério do Triângulo das Bermudas</dc:title>
    <meta:initial-creator>Turma da Aventura</meta:initial-creator>
    <dc:creator>Turma da Aventura</dc:creator>
    <dc:subject>Aventura cinematográfica infantojuvenil: mistério histórico, múltiplas realidades, amizade e coragem</dc:subject>
    <dc:language>pt-BR</dc:language>
    <meta:keyword>Aventura</meta:keyword>
    <meta:keyword>Infantil</meta:keyword>
    <meta:keyword>Tecnologia</meta:keyword>
    <meta:keyword>Triângulo das Bermudas</meta:keyword>
    <meta:keyword>Dimensões</meta:keyword>
    <meta:keyword>Equipe</meta:keyword>
    <meta:generator>ODFPY/1.4.1</meta:generator>
  </office:meta>
</office:document-meta>
</file>